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5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73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7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 item'.A1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 item'.A1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bg item'.A1"/>
    </style:style>
    <style:style style:name="ce80" style:family="table-cell" style:parent-style-name="Default" style:data-style-name="N37"/>
    <style:style style:name="ce81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82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bg spell'.A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:.A];[.$A2]) &gt; 1))" style:apply-style-name="Bad" style:base-cell-address="'bg spell'.A2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87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8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2 item'.A1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2 item'.A1"/>
    </style:style>
    <style:style style:name="ce9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bg2 item'.A1"/>
    </style:style>
    <style:style style:name="ce93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bg2 spell'.A2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:.A];[.$A2]) &gt; 1))" style:apply-style-name="Bad" style:base-cell-address="'bg2 spell'.A2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iwd item'.A1"/>
    </style:style>
    <style:style style:name="ce101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9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iwd item'.A1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102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iwd spell'.A2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06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pst item'.A1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pst item'.A1"/>
    </style:style>
    <style:style style:name="ce11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pst item'.A1"/>
    </style:style>
    <style:style style:name="ce111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pst spell'.A2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54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5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 item'.A1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 item'.A1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 item'.A1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bg item'.A1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63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bg spell'.A2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:.A];[.$A2]) &gt; 1))" style:apply-style-name="Bad" style:base-cell-address="'bg spell'.A2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114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1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2 item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bg2 item'.A1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bg2 item'.A1"/>
    </style:style>
    <style:style style:name="ce11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bg2 item'.A1"/>
    </style:style>
    <style:style style:name="ce120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bg2 spell'.A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:.A];[.$A2]) &gt; 1))" style:apply-style-name="Bad" style:base-cell-address="'bg2 spell'.A2"/>
    </style:style>
    <style:style style:name="ce1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123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iwd item'.A1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iwd item'.A1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iwd item'.A1"/>
    </style:style>
    <style:style style:name="ce1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iwd item'.A1"/>
    </style:style>
    <style:style style:name="ce129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32" style:family="table-cell" style:parent-style-name="Default"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pst item'.A1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:.$A];[.$A1]) &gt; 1))" style:apply-style-name="Bad" style:base-cell-address="'pst item'.A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:.$A];[.$A1]) &gt; 1))" style:apply-style-name="Bad" style:base-cell-address="'pst item'.A1"/>
    </style:style>
    <style:style style:name="ce1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:.$A];[.$A1]) &gt; 1))" style:apply-style-name="Bad" style:base-cell-address="'pst item'.A1"/>
    </style:style>
    <style:style style:name="ce138" style:family="table-cell" style:parent-style-name="Default">
      <style:text-properties fo:font-size="10pt" style:font-size-asian="10pt" style:font-size-complex="10pt"/>
      <style:map style:condition="is-true-formula((COUNTIF([.A:.A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Default"/>
        <table:table-column table:style-name="co11" table:default-cell-style-name="ce52"/>
        <table:table-column table:style-name="co12" table:number-columns-repeated="1013" table:default-cell-style-name="ce52"/>
        <table:table-row table:style-name="ro1">
          <table:table-cell table:style-name="ce47" office:value-type="string" calcext:value-type="string">
            <text:p>file</text:p>
          </table:table-cell>
          <table:table-cell table:style-name="ce49" office:value-type="string" calcext:value-type="string">
            <text:p>race</text:p>
          </table:table-cell>
          <table:table-cell table:style-name="ce49" office:value-type="string" calcext:value-type="string">
            <text:p>class</text:p>
          </table:table-cell>
          <table:table-cell table:style-name="ce49" office:value-type="string" calcext:value-type="string">
            <text:p>general</text:p>
          </table:table-cell>
          <table:table-cell table:style-name="ce49" office:value-type="string" calcext:value-type="string">
            <text:p>sex</text:p>
          </table:table-cell>
          <table:table-cell table:style-name="ce49" office:value-type="string" calcext:value-type="string">
            <text:p>gender</text:p>
          </table:table-cell>
          <table:table-cell table:style-name="ce49" office:value-type="string" calcext:value-type="string">
            <text:p>animation</text:p>
          </table:table-cell>
          <table:table-cell table:style-name="ce49" office:value-type="string" calcext:value-type="string">
            <text:p>dv</text:p>
          </table:table-cell>
          <table:table-cell table:style-name="ce49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1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slsi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larri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meial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_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_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wasu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0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07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1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8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islsir, null, 1, null, null, null, null, null, null =&gt; islsir // Angel: sirine general correction, should be humanoid" calcext:value-type="string">
            <text:p><text:s text:c="2"/>islsir, null, 1, null, null, null, null, null, null =&gt; islsir // Angel: sirine general correction, should be humanoid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larria, null, 1, null, null, null, null, null, null =&gt; larria // Angel: sirine general correction, should be humanoid" calcext:value-type="string">
            <text:p><text:s text:c="2"/>larria, null, 1, null, null, null, null, null, null =&gt; larria // Angel: sirine general correction, should be humanoid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meiala, null, 1, null, null, null, null, null, null =&gt; meiala // Angel: sirine general correction, should be humanoid" calcext:value-type="string">
            <text:p><text:s text:c="2"/>meiala, null, 1, null, null, null, null, null, null =&gt; meiala // Angel: sirine general correction, should be humanoid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sil, null, 1, null, null, null, null, null, null =&gt; sil // Angel: sirine general correction, should be humanoid" calcext:value-type="string">
            <text:p><text:s text:c="2"/>sil, null, 1, null, null, null, null, null, null =&gt; sil // Angel: sirine general correction, should be humanoid</text:p>
          </table:table-cell>
        </table:table-row>
        <table:table-row table:style-name="ro3">
          <table:table-cell table:formula="of:=CONCATENATE(&quot;  &quot;;[$'bg creature'.$A44];&quot;, &quot;;[$'bg creature'.$B44];&quot;, &quot;;[$'bg creature'.$C44];&quot;, &quot;;[$'bg creature'.$D44];&quot;, &quot;;[$'bg creature'.$E44];&quot;, &quot;;[$'bg creature'.$F44];&quot;, &quot;;[$'bg creature'.$G44];&quot;, &quot;;[$'bg creature'.$H44];&quot;, &quot;;[$'bg creature'.$I44];&quot; =&gt; &quot;;[$'bg creature'.$A44];&quot; // &quot;;[$'bg creature'.$J44])" office:value-type="string" office:string-value="  sirine, null, 1, null, null, null, null, null, null =&gt; sirine // Angel: sirine general correction, should be humanoid" calcext:value-type="string">
            <text:p><text:s text:c="2"/>sirine, null, 1, null, null, null, null, null, null =&gt; sirine // Angel: sirine general correction, should be humanoid</text:p>
          </table:table-cell>
        </table:table-row>
        <table:table-row table:style-name="ro3">
          <table:table-cell table:formula="of:=CONCATENATE(&quot;  &quot;;[$'bg creature'.$A45];&quot;, &quot;;[$'bg creature'.$B45];&quot;, &quot;;[$'bg creature'.$C45];&quot;, &quot;;[$'bg creature'.$D45];&quot;, &quot;;[$'bg creature'.$E45];&quot;, &quot;;[$'bg creature'.$F45];&quot;, &quot;;[$'bg creature'.$G45];&quot;, &quot;;[$'bg creature'.$H45];&quot;, &quot;;[$'bg creature'.$I45];&quot; =&gt; &quot;;[$'bg creature'.$A45];&quot; // &quot;;[$'bg creature'.$J45])" office:value-type="string" office:string-value="  sirine_a, null, 1, null, null, null, null, null, null =&gt; sirine_a // Angel: sirine general correction, should be humanoid" calcext:value-type="string">
            <text:p><text:s text:c="2"/>sirine_a, null, 1, null, null, null, null, null, null =&gt; sirine_a // Angel: sirine general correction, should be humanoid</text:p>
          </table:table-cell>
        </table:table-row>
        <table:table-row table:style-name="ro3">
          <table:table-cell table:formula="of:=CONCATENATE(&quot;  &quot;;[$'bg creature'.$A46];&quot;, &quot;;[$'bg creature'.$B46];&quot;, &quot;;[$'bg creature'.$C46];&quot;, &quot;;[$'bg creature'.$D46];&quot;, &quot;;[$'bg creature'.$E46];&quot;, &quot;;[$'bg creature'.$F46];&quot;, &quot;;[$'bg creature'.$G46];&quot;, &quot;;[$'bg creature'.$H46];&quot;, &quot;;[$'bg creature'.$I46];&quot; =&gt; &quot;;[$'bg creature'.$A46];&quot; // &quot;;[$'bg creature'.$J46])" office:value-type="string" office:string-value="  sirine_b, null, 1, null, null, null, null, null, null =&gt; sirine_b // Angel: sirine general correction, should be humanoid" calcext:value-type="string">
            <text:p><text:s text:c="2"/>sirine_b, null, 1, null, null, null, null, null, null =&gt; sirine_b // Angel: sirine general correction, should be humanoid</text:p>
          </table:table-cell>
        </table:table-row>
        <table:table-row table:style-name="ro3">
          <table:table-cell table:formula="of:=CONCATENATE(&quot;  &quot;;[$'bg creature'.$A47];&quot;, &quot;;[$'bg creature'.$B47];&quot;, &quot;;[$'bg creature'.$C47];&quot;, &quot;;[$'bg creature'.$D47];&quot;, &quot;;[$'bg creature'.$E47];&quot;, &quot;;[$'bg creature'.$F47];&quot;, &quot;;[$'bg creature'.$G47];&quot;, &quot;;[$'bg creature'.$H47];&quot;, &quot;;[$'bg creature'.$I47];&quot; =&gt; &quot;;[$'bg creature'.$A47];&quot; // &quot;;[$'bg creature'.$J47])" office:value-type="string" office:string-value="  sirine02, null, 1, null, null, null, null, null, null =&gt; sirine02 // Angel: sirine general correction, should be humanoid" calcext:value-type="string">
            <text:p><text:s text:c="2"/>sirine02, null, 1, null, null, null, null, null, null =&gt; sirine02 // Angel: sirine general correction, should be humanoid</text:p>
          </table:table-cell>
        </table:table-row>
        <table:table-row table:style-name="ro3">
          <table:table-cell table:formula="of:=CONCATENATE(&quot;  &quot;;[$'bg creature'.$A48];&quot;, &quot;;[$'bg creature'.$B48];&quot;, &quot;;[$'bg creature'.$C48];&quot;, &quot;;[$'bg creature'.$D48];&quot;, &quot;;[$'bg creature'.$E48];&quot;, &quot;;[$'bg creature'.$F48];&quot;, &quot;;[$'bg creature'.$G48];&quot;, &quot;;[$'bg creature'.$H48];&quot;, &quot;;[$'bg creature'.$I48];&quot; =&gt; &quot;;[$'bg creature'.$A48];&quot; // &quot;;[$'bg creature'.$J48])" office:value-type="string" office:string-value="  skelwasu, null, 115, null, null, null, null, null, null =&gt; skelwasu // Angel: inconsistent race, all other skeletons are race skeleton" calcext:value-type="string">
            <text:p><text:s text:c="2"/>skelwasu, null, 115, null, null, null, null, null, null =&gt; skelwasu // Angel: inconsistent race, all other skeletons are race skeleton</text:p>
          </table:table-cell>
        </table:table-row>
        <table:table-row table:style-name="ro3">
          <table:table-cell table:formula="of:=CONCATENATE(&quot;  &quot;;[$'bg creature'.$A49];&quot;, &quot;;[$'bg creature'.$B49];&quot;, &quot;;[$'bg creature'.$C49];&quot;, &quot;;[$'bg creature'.$D49];&quot;, &quot;;[$'bg creature'.$E49];&quot;, &quot;;[$'bg creature'.$F49];&quot;, &quot;;[$'bg creature'.$G49];&quot;, &quot;;[$'bg creature'.$H49];&quot;, &quot;;[$'bg creature'.$I49];&quot; =&gt; &quot;;[$'bg creature'.$A49];&quot; // &quot;;[$'bg creature'.$J49])" office:value-type="string" office:string-value="  skelsu01, null, 115, null, null, null, null, null, null =&gt; skelsu01 // Angel: inconsistent race, all other skeletons are race skeleton" calcext:value-type="string">
            <text:p><text:s text:c="2"/>skelsu01, null, 115, null, null, null, null, null, null =&gt; skelsu01 // Angel: inconsistent race, all other skeletons are race skeleton</text:p>
          </table:table-cell>
        </table:table-row>
        <table:table-row table:style-name="ro3">
          <table:table-cell table:formula="of:=CONCATENATE(&quot;  &quot;;[$'bg creature'.$A50];&quot;, &quot;;[$'bg creature'.$B50];&quot;, &quot;;[$'bg creature'.$C50];&quot;, &quot;;[$'bg creature'.$D50];&quot;, &quot;;[$'bg creature'.$E50];&quot;, &quot;;[$'bg creature'.$F50];&quot;, &quot;;[$'bg creature'.$G50];&quot;, &quot;;[$'bg creature'.$H50];&quot;, &quot;;[$'bg creature'.$I50];&quot; =&gt; &quot;;[$'bg creature'.$A50];&quot; // &quot;;[$'bg creature'.$J50])" office:value-type="string" office:string-value="  skelsu07, null, 115, null, null, null, null, null, null =&gt; skelsu07 // Angel: inconsistent race, all other skeletons are race skeleton" calcext:value-type="string">
            <text:p><text:s text:c="2"/>skelsu07, null, 115, null, null, null, null, null, null =&gt; skelsu07 // Angel: inconsistent race, all other skeletons are race skeleton</text:p>
          </table:table-cell>
        </table:table-row>
        <table:table-row table:style-name="ro3">
          <table:table-cell table:formula="of:=CONCATENATE(&quot;  &quot;;[$'bg creature'.$A51];&quot;, &quot;;[$'bg creature'.$B51];&quot;, &quot;;[$'bg creature'.$C51];&quot;, &quot;;[$'bg creature'.$D51];&quot;, &quot;;[$'bg creature'.$E51];&quot;, &quot;;[$'bg creature'.$F51];&quot;, &quot;;[$'bg creature'.$G51];&quot;, &quot;;[$'bg creature'.$H51];&quot;, &quot;;[$'bg creature'.$I51];&quot; =&gt; &quot;;[$'bg creature'.$A51];&quot; // &quot;;[$'bg creature'.$J51])" office:value-type="string" office:string-value="  skelsu11, null, 115, null, null, null, null, null, null =&gt; skelsu11 // Angel: inconsistent race, all other skeletons are race skeleton" calcext:value-type="string">
            <text:p><text:s text:c="2"/>skelsu11, null, 115, null, null, null, null, null, null =&gt; skelsu11 // Angel: inconsistent race, all other skeletons are race skeleton</text:p>
          </table:table-cell>
        </table:table-row>
        <table:table-row table:style-name="ro3">
          <table:table-cell table:formula="of:=CONCATENATE(&quot;  &quot;;[$'bg creature'.$A52];&quot;, &quot;;[$'bg creature'.$B52];&quot;, &quot;;[$'bg creature'.$C52];&quot;, &quot;;[$'bg creature'.$D52];&quot;, &quot;;[$'bg creature'.$E52];&quot;, &quot;;[$'bg creature'.$F52];&quot;, &quot;;[$'bg creature'.$G52];&quot;, &quot;;[$'bg creature'.$H52];&quot;, &quot;;[$'bg creature'.$I52];&quot; =&gt; &quot;;[$'bg creature'.$A52];&quot; // &quot;;[$'bg creature'.$J52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53];&quot;, &quot;;[$'bg creature'.$B53];&quot;, &quot;;[$'bg creature'.$C53];&quot;, &quot;;[$'bg creature'.$D53];&quot;, &quot;;[$'bg creature'.$E53];&quot;, &quot;;[$'bg creature'.$F53];&quot;, &quot;;[$'bg creature'.$G53];&quot;, &quot;;[$'bg creature'.$H53];&quot;, &quot;;[$'bg creature'.$I53];&quot; =&gt; &quot;;[$'bg creature'.$A53];&quot; // &quot;;[$'bg creature'.$J53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54];&quot;, &quot;;[$'bg creature'.$B54];&quot;, &quot;;[$'bg creature'.$C54];&quot;, &quot;;[$'bg creature'.$D54];&quot;, &quot;;[$'bg creature'.$E54];&quot;, &quot;;[$'bg creature'.$F54];&quot;, &quot;;[$'bg creature'.$G54];&quot;, &quot;;[$'bg creature'.$H54];&quot;, &quot;;[$'bg creature'.$I54];&quot; =&gt; &quot;;[$'bg creature'.$A54];&quot; // &quot;;[$'bg creature'.$J54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55];&quot;, &quot;;[$'bg creature'.$B55];&quot;, &quot;;[$'bg creature'.$C55];&quot;, &quot;;[$'bg creature'.$D55];&quot;, &quot;;[$'bg creature'.$E55];&quot;, &quot;;[$'bg creature'.$F55];&quot;, &quot;;[$'bg creature'.$G55];&quot;, &quot;;[$'bg creature'.$H55];&quot;, &quot;;[$'bg creature'.$I55];&quot; =&gt; &quot;;[$'bg creature'.$A55];&quot; // &quot;;[$'bg creature'.$J55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55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5" table:default-cell-style-name="ce58"/>
        <table:table-column table:style-name="co18" table:default-cell-style-name="ce58"/>
        <table:table-column table:style-name="co19" table:default-cell-style-name="ce58"/>
        <table:table-column table:style-name="co5" table:default-cell-style-name="ce58"/>
        <table:table-column table:style-name="co2" table:default-cell-style-name="ce58"/>
        <table:table-column table:style-name="co20" table:default-cell-style-name="ce58"/>
        <table:table-column table:style-name="co21" table:default-cell-style-name="ce58"/>
        <table:table-column table:style-name="co8" table:default-cell-style-name="ce58"/>
        <table:table-column table:style-name="co22" table:default-cell-style-name="ce58"/>
        <table:table-column table:style-name="co23" table:default-cell-style-name="ce55"/>
        <table:table-column table:style-name="co12" table:number-columns-repeated="1010" table:default-cell-style-name="ce55"/>
        <table:table-row table:style-name="ro3">
          <table:table-cell table:style-name="ce53" office:value-type="string" calcext:value-type="string">
            <text:p>file</text:p>
          </table:table-cell>
          <table:table-cell table:style-name="ce56" office:value-type="string" calcext:value-type="string">
            <text:p>timing</text:p>
          </table:table-cell>
          <table:table-cell table:style-name="ce56" office:value-type="string" calcext:value-type="string">
            <text:p>magical</text:p>
          </table:table-cell>
          <table:table-cell table:style-name="ce56" office:value-type="string" calcext:value-type="string">
            <text:p>power</text:p>
          </table:table-cell>
          <table:table-cell table:style-name="ce56" office:value-type="string" calcext:value-type="string">
            <text:p>speed</text:p>
          </table:table-cell>
          <table:table-cell table:style-name="ce56" office:value-type="string" calcext:value-type="string">
            <text:p>weight</text:p>
          </table:table-cell>
          <table:table-cell table:style-name="ce56" office:value-type="string" calcext:value-type="string">
            <text:p>thac0</text:p>
          </table:table-cell>
          <table:table-cell table:style-name="ce56" office:value-type="string" calcext:value-type="string">
            <text:p>lo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prof</text:p>
          </table:table-cell>
          <table:table-cell table:style-name="ce56" office:value-type="string" calcext:value-type="string">
            <text:p>enchantment</text:p>
          </table:table-cell>
          <table:table-cell table:style-name="ce56" office:value-type="string" calcext:value-type="string">
            <text:p>dispellable</text:p>
          </table:table-cell>
          <table:table-cell table:style-name="ce56" office:value-type="string" calcext:value-type="string">
            <text:p>range</text:p>
          </table:table-cell>
          <table:table-cell table:style-name="ce53" office:value-type="string" calcext:value-type="string">
            <text:p>notes</text:p>
          </table:table-cell>
          <table:table-cell table:style-name="ce60" table:number-columns-repeated="1010"/>
        </table:table-row>
        <table:table-row table:style-name="ro3">
          <table:table-cell table:style-name="ce54" office:value-type="string" calcext:value-type="string">
            <text:p>comps18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critical</text:p>
          </table:table-cell>
          <table:table-cell table:number-columns-repeated="11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dagg04</text:p>
          </table:table-cell>
          <table:table-cell table:number-columns-repeated="11" table:style-name="ce57" office:value-type="string" calcext:value-type="string">
            <text:p>null</text:p>
          </table:table-cell>
          <table:table-cell table:style-name="ce57" office:value-type="float" office:value="1" calcext:value-type="float">
            <text:p>1</text:p>
          </table:table-cell>
          <table:table-cell table:style-name="ce54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chan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cryo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hydr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imix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ogre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sunn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yanc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lemzaam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eneblade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fblade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fireseed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gberry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ghoult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harm</text:p>
          </table:table-cell>
          <table:table-cell table:number-columns-repeated="11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melfmet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misc79</text:p>
          </table:table-cell>
          <table:table-cell table:number-columns-repeated="7" table:style-name="ce57" office:value-type="string" calcext:value-type="string">
            <text:p>null</text:p>
          </table:table-cell>
          <table:table-cell table:style-name="ce57" office:value-type="float" office:value="45" calcext:value-type="float">
            <text:p>45</text:p>
          </table:table-cell>
          <table:table-cell table:number-columns-repeated="4" table:style-name="ce57" office:value-type="string" calcext:value-type="string">
            <text:p>null</text:p>
          </table:table-cell>
          <table:table-cell table:style-name="ce54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misc83</text:p>
          </table:table-cell>
          <table:table-cell table:number-columns-repeated="7" table:style-name="ce57" office:value-type="string" calcext:value-type="string">
            <text:p>null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 table:style-name="ce57" office:value-type="string" calcext:value-type="string">
            <text:p>null</text:p>
          </table:table-cell>
          <table:table-cell table:style-name="ce54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misc93</text:p>
          </table:table-cell>
          <table:table-cell table:number-columns-repeated="7" table:style-name="ce57" office:value-type="string" calcext:value-type="string">
            <text:p>null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 table:style-name="ce57" office:value-type="string" calcext:value-type="string">
            <text:p>null</text:p>
          </table:table-cell>
          <table:table-cell table:style-name="ce54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serious</text:p>
          </table:table-cell>
          <table:table-cell table:number-columns-repeated="11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slaylive</text:p>
          </table:table-cell>
          <table:table-cell table:number-columns-repeated="11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sw1h18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wand02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wand03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wand08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wand12</text:p>
          </table:table-cell>
          <table:table-cell table:number-columns-repeated="2" table:style-name="ce57" office:value-type="string" calcext:value-type="string">
            <text:p>nul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string" calcext:value-type="string">
            <text:p>null</text:p>
          </table:table-cell>
          <table:table-cell table:style-name="ce54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54"/>
          <table:table-cell table:style-name="ce57" table:number-columns-repeated="12"/>
          <table:table-cell table:style-name="ce5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4"/>
          <table:table-cell table:style-name="ce57" table:number-columns-repeated="12"/>
          <table:table-cell table:style-name="ce54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8 'bg item'.A14:'bg item'.M19 'bg item'.N19:'bg item'.AMJ19 'bg item'.A20:'bg item'.AMJ1048576">
            <calcext:condition calcext:apply-style-name="Bad" calcext:value="formula-is((COUNTIF([.$A:.$A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61"/>
        </table:table-row>
      </table:table>
      <table:table table:name="bg spell" table:style-name="ta1">
        <table:table-column table:style-name="co25" table:default-cell-style-name="ce63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59"/>
        <table:table-column table:style-name="co12" table:number-columns-repeated="1011" table:default-cell-style-name="ce59"/>
        <table:table-row table:style-name="ro3">
          <table:table-cell table:style-name="ce62" office:value-type="string" calcext:value-type="string">
            <text:p>file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resist_dispel</text:p>
          </table:table-cell>
          <table:table-cell table:style-name="ce66" office:value-type="string" calcext:value-type="string">
            <text:p>stack</text:p>
          </table:table-cell>
          <table:table-cell table:style-name="ce66" office:value-type="string" calcext:value-type="string">
            <text:p>level</text:p>
          </table:table-cell>
          <table:table-cell table:style-name="ce66" office:value-type="string" calcext:value-type="string">
            <text:p>wild_magic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range</text:p>
          </table:table-cell>
          <table:table-cell table:style-name="ce66" office:value-type="string" calcext:value-type="string">
            <text:p>animation</text:p>
          </table:table-cell>
          <table:table-cell table:style-name="ce66" office:value-type="string" calcext:value-type="string">
            <text:p>school</text:p>
          </table:table-cell>
          <table:table-cell table:style-name="ce66" office:value-type="string" calcext:value-type="string">
            <text:p>secondary</text:p>
          </table:table-cell>
          <table:table-cell table:style-name="ce66" office:value-type="string" calcext:value-type="string">
            <text:p>type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64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:.A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61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Default"/>
        <table:table-column table:style-name="co11" table:default-cell-style-name="ce52"/>
        <table:table-column table:style-name="co12" table:number-columns-repeated="1013" table:default-cell-style-name="ce52"/>
        <table:table-row table:style-name="ro2">
          <table:table-cell table:style-name="ce47" office:value-type="string" calcext:value-type="string">
            <text:p>file</text:p>
          </table:table-cell>
          <table:table-cell table:style-name="ce49" office:value-type="string" calcext:value-type="string">
            <text:p>race</text:p>
          </table:table-cell>
          <table:table-cell table:style-name="ce49" office:value-type="string" calcext:value-type="string">
            <text:p>class</text:p>
          </table:table-cell>
          <table:table-cell table:style-name="ce49" office:value-type="string" calcext:value-type="string">
            <text:p>general</text:p>
          </table:table-cell>
          <table:table-cell table:style-name="ce49" office:value-type="string" calcext:value-type="string">
            <text:p>sex</text:p>
          </table:table-cell>
          <table:table-cell table:style-name="ce49" office:value-type="string" calcext:value-type="string">
            <text:p>gender</text:p>
          </table:table-cell>
          <table:table-cell table:style-name="ce49" office:value-type="string" calcext:value-type="string">
            <text:p>animation</text:p>
          </table:table-cell>
          <table:table-cell table:style-name="ce49" office:value-type="string" calcext:value-type="string">
            <text:p>dv</text:p>
          </table:table-cell>
          <table:table-cell table:style-name="ce49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1" table:number-columns-repeated="1014"/>
        </table:table-row>
        <table:table-row table:style-name="ro2">
          <table:table-cell office:value-type="string" calcext:value-type="string">
            <text:p>am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minot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in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out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4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capt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w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def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' = no_ra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r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er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e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eag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h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ommand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25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irkra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kraag in human form; change general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gobl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a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2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imb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imbj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hog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roundh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lmafe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afer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02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4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gork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lylla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llyll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5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su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thass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Thassk K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h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ghall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hal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jerom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jerome the 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eaking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r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eas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pheas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agul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seag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; gener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ck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iseased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rine0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(probably unused) sirine general and race corr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ndo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andori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0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07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1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b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g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l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rsqui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vorpal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vul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m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na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qu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ibbit</text:p>
          </table:table-cell>
          <table:table-cell table:number-columns-repeated="1014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mcow, 182, null, null, null, null, null, null, null =&gt; amcow // IDS sync race updates: cow" calcext:value-type="string">
            <text:p><text:s text:c="2"/>amcow, 182, null, null, null, null, null, null, null =&gt; amcow // IDS sync race updates: cow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mminot, 171, null, null, null, null, null, null, null =&gt; amminot // IDS sync race updates: minotaur" calcext:value-type="string">
            <text:p><text:s text:c="2"/>amminot, 171, null, null, null, null, null, null, null =&gt; amminot // IDS sync race updates: minotaur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batin01, 182, null, null, null, null, null, null, null =&gt; batin01 // IDS sync race updates: bat" calcext:value-type="string">
            <text:p><text:s text:c="2"/>batin01, 182, null, null, null, null, null, null, null =&gt; batin01 // IDS sync race updates: bat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batout01, 182, null, null, null, null, null, null, null =&gt; batout01 // IDS sync race updates: bat" calcext:value-type="string">
            <text:p><text:s text:c="2"/>batout01, 182, null, null, null, null, null, null, null =&gt; batout01 // IDS sync race updates: bat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bazliz01, 162, null, null, null, null, null, null, null =&gt; bazliz01 // IDS sync race updates:lizard man shaman" calcext:value-type="string">
            <text:p><text:s text:c="2"/>bazliz01, 162, null, null, null, null, null, null, null =&gt; bazliz01 // IDS sync race updates:lizard man shaman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bazliz02, 162, null, null, null, null, null, null, null =&gt; bazliz02 // IDS sync race updates:lizard man shaman" calcext:value-type="string">
            <text:p><text:s text:c="2"/>bazliz02, 162, null, null, null, null, null, null, null =&gt; bazliz02 // IDS sync race updates:lizard man shaman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bazliz03, 162, null, null, null, null, null, null, null =&gt; bazliz03 // IDS sync race updates:lizard man" calcext:value-type="string">
            <text:p><text:s text:c="2"/>bazliz03, 162, null, null, null, null, null, null, null =&gt; bazliz03 // IDS sync race updates:lizard man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bazliz04, 162, null, null, null, null, null, null, null =&gt; bazliz04 // IDS sync race updates:lizard man captain" calcext:value-type="string">
            <text:p><text:s text:c="2"/>bazliz04, 162, null, null, null, null, null, null, null =&gt; bazliz04 // IDS sync race updates:lizard man captain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bird, 170, null, null, null, null, null, null, null =&gt; bird // IDS sync race updates:bird" calcext:value-type="string">
            <text:p><text:s text:c="2"/>bird, 170, null, null, null, null, null, null, null =&gt; bird // IDS sync race updates:bird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bird_in, 170, null, null, null, null, null, null, null =&gt; bird_in // IDS sync race updates:bird" calcext:value-type="string">
            <text:p><text:s text:c="2"/>bird_in, 170, null, null, null, null, null, null, null =&gt; bird_in // IDS sync race updates:bird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bird_ine, 170, null, null, null, null, null, null, null =&gt; bird_ine // IDS sync race updates:bird" calcext:value-type="string">
            <text:p><text:s text:c="2"/>bird_ine, 170, null, null, null, null, null, null, null =&gt; bird_ine // IDS sync race updates:bird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bird_inn, 170, null, null, null, null, null, null, null =&gt; bird_inn // IDS sync race updates:bird" calcext:value-type="string">
            <text:p><text:s text:c="2"/>bird_inn, 170, null, null, null, null, null, null, null =&gt; bird_inn // IDS sync race updates:bird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bird_ins, 170, null, null, null, null, null, null, null =&gt; bird_ins // IDS sync race updates:bird" calcext:value-type="string">
            <text:p><text:s text:c="2"/>bird_ins, 170, null, null, null, null, null, null, null =&gt; bird_ins // IDS sync race updates:bird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bird_inw, 170, null, null, null, null, null, null, null =&gt; bird_inw // IDS sync race updates:bird" calcext:value-type="string">
            <text:p><text:s text:c="2"/>bird_inw, 170, null, null, null, null, null, null, null =&gt; bird_inw // IDS sync race updates:bird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boo, 182, null, null, null, null, null, null, null =&gt; boo // IDS sync race updates: boo" calcext:value-type="string">
            <text:p><text:s text:c="2"/>boo, 182, null, null, null, null, null, null, null =&gt; boo // IDS sync race updates: boo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chickdef, 170, null, null, null, null, null, null, null =&gt; chickdef // IDS sync race updates:rabid chicken" calcext:value-type="string">
            <text:p><text:s text:c="2"/>chickdef, 170, null, null, null, null, null, null, null =&gt; chickdef // IDS sync race updates:rabid chicken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chicke, 170, null, null, null, null, null, null, null =&gt; chicke // IDS sync race updates:chicken' = no_race" calcext:value-type="string">
            <text:p><text:s text:c="2"/>chicke, 170, null, null, null, null, null, null, null =&gt; chicke // IDS sync race updates:chicken' = no_race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chicker, 170, null, null, null, null, null, null, null =&gt; chicker // IDS sync race updates:rabid chicken" calcext:value-type="string">
            <text:p><text:s text:c="2"/>chicker, 170, null, null, null, null, null, null, null =&gt; chicker // IDS sync race updates:rabid chicken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cow, 182, null, null, null, null, null, null, null =&gt; cow // IDS sync race updates: cow" calcext:value-type="string">
            <text:p><text:s text:c="2"/>cow, 182, null, null, null, null, null, null, null =&gt; cow // IDS sync race updates: cow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cowh, 182, null, null, null, null, null, null, null =&gt; cowh // IDS sync race updates: cow" calcext:value-type="string">
            <text:p><text:s text:c="2"/>cowh, 182, null, null, null, null, null, null, null =&gt; cowh // IDS sync race updates: cow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deadcow1, 182, null, null, null, null, null, null, null =&gt; deadcow1 // IDS sync race updates: cow" calcext:value-type="string">
            <text:p><text:s text:c="2"/>deadcow1, 182, null, null, null, null, null, null, null =&gt; deadcow1 // IDS sync race updates: cow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deadcow2, 182, null, null, null, null, null, null, null =&gt; deadcow2 // IDS sync race updates: cow" calcext:value-type="string">
            <text:p><text:s text:c="2"/>deadcow2, 182, null, null, null, null, null, null, null =&gt; deadcow2 // IDS sync race updates: cow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deadhor1, 182, null, null, null, null, null, null, null =&gt; deadhor1 // IDS sync race updates: horse" calcext:value-type="string">
            <text:p><text:s text:c="2"/>deadhor1, 182, null, null, null, null, null, null, null =&gt; deadhor1 // IDS sync race updates: horse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deadhor2, 182, null, null, null, null, null, null, null =&gt; deadhor2 // IDS sync race updates: horse" calcext:value-type="string">
            <text:p><text:s text:c="2"/>deadhor2, 182, null, null, null, null, null, null, null =&gt; deadhor2 // IDS sync race updates: horse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deer01, 182, null, null, null, null, null, null, null =&gt; deer01 // IDS sync race updates: deer" calcext:value-type="string">
            <text:p><text:s text:c="2"/>deer01, 182, null, null, null, null, null, null, null =&gt; deer01 // IDS sync race updates: deer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eagle, 170, null, null, null, null, null, null, null =&gt; eagle // IDS sync race updates:eagle" calcext:value-type="string">
            <text:p><text:s text:c="2"/>eagle, 170, null, null, null, null, null, null, null =&gt; eagle // IDS sync race updates:eagle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elehob01, 161, null, null, null, null, null, null, null =&gt; elehob01 // goblin commando" calcext:value-type="string">
            <text:p><text:s text:c="2"/>elehob01, 161, null, null, null, null, null, null, null =&gt; elehob01 // goblin commando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famfer, 182, null, null, null, null, null, null, null =&gt; famfer // IDS sync race updates: ferret" calcext:value-type="string">
            <text:p><text:s text:c="2"/>famfer, 182, null, null, null, null, null, null, null =&gt; famfer // IDS sync race updates: ferret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famfer25, 182, null, null, null, null, null, null, null =&gt; famfer25 // IDS sync race updates: ferret" calcext:value-type="string">
            <text:p><text:s text:c="2"/>famfer25, 182, null, null, null, null, null, null, null =&gt; famfer25 // IDS sync race updates: ferret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firkra01, null, null, 1, null, null, null, null, null =&gt; firkra01 // Firkraag in human form; change general to humanoid" calcext:value-type="string">
            <text:p><text:s text:c="2"/>firkra01, null, null, 1, null, null, null, null, null =&gt; firkra01 // Firkraag in human form; change general to humanoid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fsgobl, 161, null, null, null, null, null, null, null =&gt; fsgobl // goblin" calcext:value-type="string">
            <text:p><text:s text:c="2"/>fsgobl, 161, null, null, null, null, null, null, null =&gt; fsgobl // goblin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fshorde1, 161, null, null, null, null, null, null, null =&gt; fshorde1 // goblin" calcext:value-type="string">
            <text:p><text:s text:c="2"/>fshorde1, 161, null, null, null, null, null, null, null =&gt; fshorde1 // goblin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fshorde2, 161, null, null, null, null, null, null, null =&gt; fshorde2 // goblin" calcext:value-type="string">
            <text:p><text:s text:c="2"/>fshorde2, 161, null, null, null, null, null, null, null =&gt; fshorde2 // goblin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fshorde3, 161, null, null, null, null, null, null, null =&gt; fshorde3 // goblin" calcext:value-type="string">
            <text:p><text:s text:c="2"/>fshorde3, 161, null, null, null, null, null, null, null =&gt; fshorde3 // goblin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garock, 171, null, null, null, null, null, null, null =&gt; garock // IDS sync race updates: garock" calcext:value-type="string">
            <text:p><text:s text:c="2"/>garock, 171, null, null, null, null, null, null, null =&gt; garock // IDS sync race updates: garock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gemch01, 170, null, null, null, null, null, null, null =&gt; gemch01 // IDS sync race updates:chicken" calcext:value-type="string">
            <text:p><text:s text:c="2"/>gemch01, 170, null, null, null, null, null, null, null =&gt; gemch01 // IDS sync race updates:chicken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gemch02, 170, null, null, null, null, null, null, null =&gt; gemch02 // IDS sync race updates:chicken" calcext:value-type="string">
            <text:p><text:s text:c="2"/>gemch02, 170, null, null, null, null, null, null, null =&gt; gemch02 // IDS sync race updates:chicken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gorsnake, 183, null, null, null, null, null, null, null =&gt; gorsnake // IDS sync race updates: giant snake" calcext:value-type="string">
            <text:p><text:s text:c="2"/>gorsnake, 183, null, null, null, null, null, null, null =&gt; gorsnake // IDS sync race updates: giant snake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gpsimb, 161, null, null, null, null, null, null, null =&gt; gpsimb // simbja" calcext:value-type="string">
            <text:p><text:s text:c="2"/>gpsimb, 161, null, null, null, null, null, null, null =&gt; gpsimb // simbja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grhog01, 182, null, null, null, null, null, null, null =&gt; grhog01 // IDS sync race updates: groundhog" calcext:value-type="string">
            <text:p><text:s text:c="2"/>grhog01, 182, null, null, null, null, null, null, null =&gt; grhog01 // IDS sync race updates: groundhog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hlmafer, 171, null, null, null, null, null, null, null =&gt; hlmafer // IDS sync race updates: maferan" calcext:value-type="string">
            <text:p><text:s text:c="2"/>hlmafer, 171, null, null, null, null, null, null, null =&gt; hlmafer // IDS sync race updates: maferan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horse, 182, null, null, null, null, null, null, null =&gt; horse // IDS sync race updates: horse" calcext:value-type="string">
            <text:p><text:s text:c="2"/>horse, 182, null, null, null, null, null, null, null =&gt; horse // IDS sync race updates: horse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icfung02, 168, null, null, null, null, null, null, null =&gt; icfung02 // IDS sync race updates: spore colony" calcext:value-type="string">
            <text:p><text:s text:c="2"/>icfung02, 168, null, null, null, null, null, null, null =&gt; icfung02 // IDS sync race updates: spore colony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icfungus, 168, null, null, null, null, null, null, null =&gt; icfungus // IDS sync race updates: spore colony" calcext:value-type="string">
            <text:p><text:s text:c="2"/>icfungus, 168, null, null, null, null, null, null, null =&gt; icfungus // IDS sync race updates: spore colony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icgob01, 161, null, null, null, null, null, null, null =&gt; icgob01 // goblin" calcext:value-type="string">
            <text:p><text:s text:c="2"/>icgob01, 161, null, null, null, null, null, null, null =&gt; icgob01 // goblin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icgob02, 161, null, null, null, null, null, null, null =&gt; icgob02 // goblin" calcext:value-type="string">
            <text:p><text:s text:c="2"/>icgob02, 161, null, null, null, null, null, null, null =&gt; icgob02 // goblin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icgob03, 161, null, null, null, null, null, null, null =&gt; icgob03 // goblin" calcext:value-type="string">
            <text:p><text:s text:c="2"/>icgob03, 161, null, null, null, null, null, null, null =&gt; icgob03 // goblin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icgob04, 161, null, null, null, null, null, null, null =&gt; icgob04 // goblin" calcext:value-type="string">
            <text:p><text:s text:c="2"/>icgob04, 161, null, null, null, null, null, null, null =&gt; icgob04 // goblin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icliz01, 162, null, null, null, null, null, null, null =&gt; icliz01 // IDS sync race updates:lizard man" calcext:value-type="string">
            <text:p><text:s text:c="2"/>icliz01, 162, null, null, null, null, null, null, null =&gt; icliz01 // IDS sync race updates:lizard man</text:p>
          </table:table-cell>
        </table:table-row>
        <table:table-row table:style-name="ro3">
          <table:table-cell table:formula="of:=CONCATENATE(&quot;  &quot;;[$'bg2 creature'.$A66];&quot;, &quot;;[$'bg2 creature'.$B66];&quot;, &quot;;[$'bg2 creature'.$C66];&quot;, &quot;;[$'bg2 creature'.$D66];&quot;, &quot;;[$'bg2 creature'.$E66];&quot;, &quot;;[$'bg2 creature'.$F66];&quot;, &quot;;[$'bg2 creature'.$G66];&quot;, &quot;;[$'bg2 creature'.$H66];&quot;, &quot;;[$'bg2 creature'.$I66];&quot; =&gt; &quot;;[$'bg2 creature'.$A66];&quot; // &quot;;[$'bg2 creature'.$J66])" office:value-type="string" office:string-value="  icliz02, 162, null, null, null, null, null, null, null =&gt; icliz02 // IDS sync race updates:gorkale" calcext:value-type="string">
            <text:p><text:s text:c="2"/>icliz02, 162, null, null, null, null, null, null, null =&gt; icliz02 // IDS sync race updates:gorkale</text:p>
          </table:table-cell>
        </table:table-row>
        <table:table-row table:style-name="ro3">
          <table:table-cell table:formula="of:=CONCATENATE(&quot;  &quot;;[$'bg2 creature'.$A67];&quot;, &quot;;[$'bg2 creature'.$B67];&quot;, &quot;;[$'bg2 creature'.$C67];&quot;, &quot;;[$'bg2 creature'.$D67];&quot;, &quot;;[$'bg2 creature'.$E67];&quot;, &quot;;[$'bg2 creature'.$F67];&quot;, &quot;;[$'bg2 creature'.$G67];&quot;, &quot;;[$'bg2 creature'.$H67];&quot;, &quot;;[$'bg2 creature'.$I67];&quot; =&gt; &quot;;[$'bg2 creature'.$A67];&quot; // &quot;;[$'bg2 creature'.$J67])" office:value-type="string" office:string-value="  icmin01, 171, null, null, null, null, null, null, null =&gt; icmin01 // IDS sync race updates: minotaur" calcext:value-type="string">
            <text:p><text:s text:c="2"/>icmin01, 171, null, null, null, null, null, null, null =&gt; icmin01 // IDS sync race updates: minotaur</text:p>
          </table:table-cell>
        </table:table-row>
        <table:table-row table:style-name="ro3">
          <table:table-cell table:formula="of:=CONCATENATE(&quot;  &quot;;[$'bg2 creature'.$A68];&quot;, &quot;;[$'bg2 creature'.$B68];&quot;, &quot;;[$'bg2 creature'.$C68];&quot;, &quot;;[$'bg2 creature'.$D68];&quot;, &quot;;[$'bg2 creature'.$E68];&quot;, &quot;;[$'bg2 creature'.$F68];&quot;, &quot;;[$'bg2 creature'.$G68];&quot;, &quot;;[$'bg2 creature'.$H68];&quot;, &quot;;[$'bg2 creature'.$I68];&quot; =&gt; &quot;;[$'bg2 creature'.$A68];&quot; // &quot;;[$'bg2 creature'.$J68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69];&quot;, &quot;;[$'bg2 creature'.$B69];&quot;, &quot;;[$'bg2 creature'.$C69];&quot;, &quot;;[$'bg2 creature'.$D69];&quot;, &quot;;[$'bg2 creature'.$E69];&quot;, &quot;;[$'bg2 creature'.$F69];&quot;, &quot;;[$'bg2 creature'.$G69];&quot;, &quot;;[$'bg2 creature'.$H69];&quot;, &quot;;[$'bg2 creature'.$I69];&quot; =&gt; &quot;;[$'bg2 creature'.$A69];&quot; // &quot;;[$'bg2 creature'.$J69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70];&quot;, &quot;;[$'bg2 creature'.$B70];&quot;, &quot;;[$'bg2 creature'.$C70];&quot;, &quot;;[$'bg2 creature'.$D70];&quot;, &quot;;[$'bg2 creature'.$E70];&quot;, &quot;;[$'bg2 creature'.$F70];&quot;, &quot;;[$'bg2 creature'.$G70];&quot;, &quot;;[$'bg2 creature'.$H70];&quot;, &quot;;[$'bg2 creature'.$I70];&quot; =&gt; &quot;;[$'bg2 creature'.$A70];&quot; // &quot;;[$'bg2 creature'.$J70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1];&quot;, &quot;;[$'bg2 creature'.$B71];&quot;, &quot;;[$'bg2 creature'.$C71];&quot;, &quot;;[$'bg2 creature'.$D71];&quot;, &quot;;[$'bg2 creature'.$E71];&quot;, &quot;;[$'bg2 creature'.$F71];&quot;, &quot;;[$'bg2 creature'.$G71];&quot;, &quot;;[$'bg2 creature'.$H71];&quot;, &quot;;[$'bg2 creature'.$I71];&quot; =&gt; &quot;;[$'bg2 creature'.$A71];&quot; // &quot;;[$'bg2 creature'.$J71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2];&quot;, &quot;;[$'bg2 creature'.$B72];&quot;, &quot;;[$'bg2 creature'.$C72];&quot;, &quot;;[$'bg2 creature'.$D72];&quot;, &quot;;[$'bg2 creature'.$E72];&quot;, &quot;;[$'bg2 creature'.$F72];&quot;, &quot;;[$'bg2 creature'.$G72];&quot;, &quot;;[$'bg2 creature'.$H72];&quot;, &quot;;[$'bg2 creature'.$I72];&quot; =&gt; &quot;;[$'bg2 creature'.$A72];&quot; // &quot;;[$'bg2 creature'.$J72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3];&quot;, &quot;;[$'bg2 creature'.$B73];&quot;, &quot;;[$'bg2 creature'.$C73];&quot;, &quot;;[$'bg2 creature'.$D73];&quot;, &quot;;[$'bg2 creature'.$E73];&quot;, &quot;;[$'bg2 creature'.$F73];&quot;, &quot;;[$'bg2 creature'.$G73];&quot;, &quot;;[$'bg2 creature'.$H73];&quot;, &quot;;[$'bg2 creature'.$I73];&quot; =&gt; &quot;;[$'bg2 creature'.$A73];&quot; // &quot;;[$'bg2 creature'.$J73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4];&quot;, &quot;;[$'bg2 creature'.$B74];&quot;, &quot;;[$'bg2 creature'.$C74];&quot;, &quot;;[$'bg2 creature'.$D74];&quot;, &quot;;[$'bg2 creature'.$E74];&quot;, &quot;;[$'bg2 creature'.$F74];&quot;, &quot;;[$'bg2 creature'.$G74];&quot;, &quot;;[$'bg2 creature'.$H74];&quot;, &quot;;[$'bg2 creature'.$I74];&quot; =&gt; &quot;;[$'bg2 creature'.$A74];&quot; // &quot;;[$'bg2 creature'.$J74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5];&quot;, &quot;;[$'bg2 creature'.$B75];&quot;, &quot;;[$'bg2 creature'.$C75];&quot;, &quot;;[$'bg2 creature'.$D75];&quot;, &quot;;[$'bg2 creature'.$E75];&quot;, &quot;;[$'bg2 creature'.$F75];&quot;, &quot;;[$'bg2 creature'.$G75];&quot;, &quot;;[$'bg2 creature'.$H75];&quot;, &quot;;[$'bg2 creature'.$I75];&quot; =&gt; &quot;;[$'bg2 creature'.$A75];&quot; // &quot;;[$'bg2 creature'.$J7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6];&quot;, &quot;;[$'bg2 creature'.$B76];&quot;, &quot;;[$'bg2 creature'.$C76];&quot;, &quot;;[$'bg2 creature'.$D76];&quot;, &quot;;[$'bg2 creature'.$E76];&quot;, &quot;;[$'bg2 creature'.$F76];&quot;, &quot;;[$'bg2 creature'.$G76];&quot;, &quot;;[$'bg2 creature'.$H76];&quot;, &quot;;[$'bg2 creature'.$I76];&quot; =&gt; &quot;;[$'bg2 creature'.$A76];&quot; // &quot;;[$'bg2 creature'.$J7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7];&quot;, &quot;;[$'bg2 creature'.$B77];&quot;, &quot;;[$'bg2 creature'.$C77];&quot;, &quot;;[$'bg2 creature'.$D77];&quot;, &quot;;[$'bg2 creature'.$E77];&quot;, &quot;;[$'bg2 creature'.$F77];&quot;, &quot;;[$'bg2 creature'.$G77];&quot;, &quot;;[$'bg2 creature'.$H77];&quot;, &quot;;[$'bg2 creature'.$I77];&quot; =&gt; &quot;;[$'bg2 creature'.$A77];&quot; // &quot;;[$'bg2 creature'.$J7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8];&quot;, &quot;;[$'bg2 creature'.$B78];&quot;, &quot;;[$'bg2 creature'.$C78];&quot;, &quot;;[$'bg2 creature'.$D78];&quot;, &quot;;[$'bg2 creature'.$E78];&quot;, &quot;;[$'bg2 creature'.$F78];&quot;, &quot;;[$'bg2 creature'.$G78];&quot;, &quot;;[$'bg2 creature'.$H78];&quot;, &quot;;[$'bg2 creature'.$I78];&quot; =&gt; &quot;;[$'bg2 creature'.$A78];&quot; // &quot;;[$'bg2 creature'.$J78])" office:value-type="string" office:string-value="  llylla, 182, null, null, null, null, null, null, null =&gt; llylla // IDS sync race updates: llylla" calcext:value-type="string">
            <text:p><text:s text:c="2"/>llylla, 182, null, null, null, null, null, null, null =&gt; llylla // IDS sync race updates: llylla</text:p>
          </table:table-cell>
        </table:table-row>
        <table:table-row table:style-name="ro3">
          <table:table-cell table:formula="of:=CONCATENATE(&quot;  &quot;;[$'bg2 creature'.$A79];&quot;, &quot;;[$'bg2 creature'.$B79];&quot;, &quot;;[$'bg2 creature'.$C79];&quot;, &quot;;[$'bg2 creature'.$D79];&quot;, &quot;;[$'bg2 creature'.$E79];&quot;, &quot;;[$'bg2 creature'.$F79];&quot;, &quot;;[$'bg2 creature'.$G79];&quot;, &quot;;[$'bg2 creature'.$H79];&quot;, &quot;;[$'bg2 creature'.$I79];&quot; =&gt; &quot;;[$'bg2 creature'.$A79];&quot; // &quot;;[$'bg2 creature'.$J79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0];&quot;, &quot;;[$'bg2 creature'.$B80];&quot;, &quot;;[$'bg2 creature'.$C80];&quot;, &quot;;[$'bg2 creature'.$D80];&quot;, &quot;;[$'bg2 creature'.$E80];&quot;, &quot;;[$'bg2 creature'.$F80];&quot;, &quot;;[$'bg2 creature'.$G80];&quot;, &quot;;[$'bg2 creature'.$H80];&quot;, &quot;;[$'bg2 creature'.$I80];&quot; =&gt; &quot;;[$'bg2 creature'.$A80];&quot; // &quot;;[$'bg2 creature'.$J80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1];&quot;, &quot;;[$'bg2 creature'.$B81];&quot;, &quot;;[$'bg2 creature'.$C81];&quot;, &quot;;[$'bg2 creature'.$D81];&quot;, &quot;;[$'bg2 creature'.$E81];&quot;, &quot;;[$'bg2 creature'.$F81];&quot;, &quot;;[$'bg2 creature'.$G81];&quot;, &quot;;[$'bg2 creature'.$H81];&quot;, &quot;;[$'bg2 creature'.$I81];&quot; =&gt; &quot;;[$'bg2 creature'.$A81];&quot; // &quot;;[$'bg2 creature'.$J81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2];&quot;, &quot;;[$'bg2 creature'.$B82];&quot;, &quot;;[$'bg2 creature'.$C82];&quot;, &quot;;[$'bg2 creature'.$D82];&quot;, &quot;;[$'bg2 creature'.$E82];&quot;, &quot;;[$'bg2 creature'.$F82];&quot;, &quot;;[$'bg2 creature'.$G82];&quot;, &quot;;[$'bg2 creature'.$H82];&quot;, &quot;;[$'bg2 creature'.$I82];&quot; =&gt; &quot;;[$'bg2 creature'.$A82];&quot; // &quot;;[$'bg2 creature'.$J82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3];&quot;, &quot;;[$'bg2 creature'.$B83];&quot;, &quot;;[$'bg2 creature'.$C83];&quot;, &quot;;[$'bg2 creature'.$D83];&quot;, &quot;;[$'bg2 creature'.$E83];&quot;, &quot;;[$'bg2 creature'.$F83];&quot;, &quot;;[$'bg2 creature'.$G83];&quot;, &quot;;[$'bg2 creature'.$H83];&quot;, &quot;;[$'bg2 creature'.$I83];&quot; =&gt; &quot;;[$'bg2 creature'.$A83];&quot; // &quot;;[$'bg2 creature'.$J83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4];&quot;, &quot;;[$'bg2 creature'.$B84];&quot;, &quot;;[$'bg2 creature'.$C84];&quot;, &quot;;[$'bg2 creature'.$D84];&quot;, &quot;;[$'bg2 creature'.$E84];&quot;, &quot;;[$'bg2 creature'.$F84];&quot;, &quot;;[$'bg2 creature'.$G84];&quot;, &quot;;[$'bg2 creature'.$H84];&quot;, &quot;;[$'bg2 creature'.$I84];&quot; =&gt; &quot;;[$'bg2 creature'.$A84];&quot; // &quot;;[$'bg2 creature'.$J84])" office:value-type="string" office:string-value="  moose, 182, null, null, null, null, null, null, null =&gt; moose // IDS sync race updates: moose" calcext:value-type="string">
            <text:p><text:s text:c="2"/>moose, 182, null, null, null, null, null, null, null =&gt; moose // IDS sync race updates: moose</text:p>
          </table:table-cell>
        </table:table-row>
        <table:table-row table:style-name="ro3">
          <table:table-cell table:formula="of:=CONCATENATE(&quot;  &quot;;[$'bg2 creature'.$A85];&quot;, &quot;;[$'bg2 creature'.$B85];&quot;, &quot;;[$'bg2 creature'.$C85];&quot;, &quot;;[$'bg2 creature'.$D85];&quot;, &quot;;[$'bg2 creature'.$E85];&quot;, &quot;;[$'bg2 creature'.$F85];&quot;, &quot;;[$'bg2 creature'.$G85];&quot;, &quot;;[$'bg2 creature'.$H85];&quot;, &quot;;[$'bg2 creature'.$I85];&quot; =&gt; &quot;;[$'bg2 creature'.$A85];&quot; // &quot;;[$'bg2 creature'.$J85])" office:value-type="string" office:string-value="  moose01, 182, null, null, null, null, null, null, null =&gt; moose01 // IDS sync race updates: moose" calcext:value-type="string">
            <text:p><text:s text:c="2"/>moose01, 182, null, null, null, null, null, null, null =&gt; moose01 // IDS sync race updates: moose</text:p>
          </table:table-cell>
        </table:table-row>
        <table:table-row table:style-name="ro3">
          <table:table-cell table:formula="of:=CONCATENATE(&quot;  &quot;;[$'bg2 creature'.$A86];&quot;, &quot;;[$'bg2 creature'.$B86];&quot;, &quot;;[$'bg2 creature'.$C86];&quot;, &quot;;[$'bg2 creature'.$D86];&quot;, &quot;;[$'bg2 creature'.$E86];&quot;, &quot;;[$'bg2 creature'.$F86];&quot;, &quot;;[$'bg2 creature'.$G86];&quot;, &quot;;[$'bg2 creature'.$H86];&quot;, &quot;;[$'bg2 creature'.$I86];&quot; =&gt; &quot;;[$'bg2 creature'.$A86];&quot; // &quot;;[$'bg2 creature'.$J86])" office:value-type="string" office:string-value="  nchick, 170, null, null, null, null, null, null, null =&gt; nchick // IDS sync race updates:chicken" calcext:value-type="string">
            <text:p><text:s text:c="2"/>nchick, 170, null, null, null, null, null, null, null =&gt; nchick // IDS sync race updates:chicken</text:p>
          </table:table-cell>
        </table:table-row>
        <table:table-row table:style-name="ro3">
          <table:table-cell table:formula="of:=CONCATENATE(&quot;  &quot;;[$'bg2 creature'.$A87];&quot;, &quot;;[$'bg2 creature'.$B87];&quot;, &quot;;[$'bg2 creature'.$C87];&quot;, &quot;;[$'bg2 creature'.$D87];&quot;, &quot;;[$'bg2 creature'.$E87];&quot;, &quot;;[$'bg2 creature'.$F87];&quot;, &quot;;[$'bg2 creature'.$G87];&quot;, &quot;;[$'bg2 creature'.$H87];&quot;, &quot;;[$'bg2 creature'.$I87];&quot; =&gt; &quot;;[$'bg2 creature'.$A87];&quot; // &quot;;[$'bg2 creature'.$J87])" office:value-type="string" office:string-value="  ncow, 182, null, null, null, null, null, null, null =&gt; ncow // IDS sync race updates: cow" calcext:value-type="string">
            <text:p><text:s text:c="2"/>ncow, 182, null, null, null, null, null, null, null =&gt; ncow // IDS sync race updates: cow</text:p>
          </table:table-cell>
        </table:table-row>
        <table:table-row table:style-name="ro3">
          <table:table-cell table:formula="of:=CONCATENATE(&quot;  &quot;;[$'bg2 creature'.$A88];&quot;, &quot;;[$'bg2 creature'.$B88];&quot;, &quot;;[$'bg2 creature'.$C88];&quot;, &quot;;[$'bg2 creature'.$D88];&quot;, &quot;;[$'bg2 creature'.$E88];&quot;, &quot;;[$'bg2 creature'.$F88];&quot;, &quot;;[$'bg2 creature'.$G88];&quot;, &quot;;[$'bg2 creature'.$H88];&quot;, &quot;;[$'bg2 creature'.$I88];&quot; =&gt; &quot;;[$'bg2 creature'.$A88];&quot; // &quot;;[$'bg2 creature'.$J88])" office:value-type="string" office:string-value="  nhorse, 182, null, null, null, null, null, null, null =&gt; nhorse // IDS sync race updates: horse" calcext:value-type="string">
            <text:p><text:s text:c="2"/>nhorse, 182, null, null, null, null, null, null, null =&gt; nhorse // IDS sync race updates: horse</text:p>
          </table:table-cell>
        </table:table-row>
        <table:table-row table:style-name="ro3">
          <table:table-cell table:formula="of:=CONCATENATE(&quot;  &quot;;[$'bg2 creature'.$A89];&quot;, &quot;;[$'bg2 creature'.$B89];&quot;, &quot;;[$'bg2 creature'.$C89];&quot;, &quot;;[$'bg2 creature'.$D89];&quot;, &quot;;[$'bg2 creature'.$E89];&quot;, &quot;;[$'bg2 creature'.$F89];&quot;, &quot;;[$'bg2 creature'.$G89];&quot;, &quot;;[$'bg2 creature'.$H89];&quot;, &quot;;[$'bg2 creature'.$I89];&quot; =&gt; &quot;;[$'bg2 creature'.$A89];&quot; // &quot;;[$'bg2 creature'.$J89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90];&quot;, &quot;;[$'bg2 creature'.$B90];&quot;, &quot;;[$'bg2 creature'.$C90];&quot;, &quot;;[$'bg2 creature'.$D90];&quot;, &quot;;[$'bg2 creature'.$E90];&quot;, &quot;;[$'bg2 creature'.$F90];&quot;, &quot;;[$'bg2 creature'.$G90];&quot;, &quot;;[$'bg2 creature'.$H90];&quot;, &quot;;[$'bg2 creature'.$I90];&quot; =&gt; &quot;;[$'bg2 creature'.$A90];&quot; // &quot;;[$'bg2 creature'.$J90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91];&quot;, &quot;;[$'bg2 creature'.$B91];&quot;, &quot;;[$'bg2 creature'.$C91];&quot;, &quot;;[$'bg2 creature'.$D91];&quot;, &quot;;[$'bg2 creature'.$E91];&quot;, &quot;;[$'bg2 creature'.$F91];&quot;, &quot;;[$'bg2 creature'.$G91];&quot;, &quot;;[$'bg2 creature'.$H91];&quot;, &quot;;[$'bg2 creature'.$I91];&quot; =&gt; &quot;;[$'bg2 creature'.$A91];&quot; // &quot;;[$'bg2 creature'.$J91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92];&quot;, &quot;;[$'bg2 creature'.$B92];&quot;, &quot;;[$'bg2 creature'.$C92];&quot;, &quot;;[$'bg2 creature'.$D92];&quot;, &quot;;[$'bg2 creature'.$E92];&quot;, &quot;;[$'bg2 creature'.$F92];&quot;, &quot;;[$'bg2 creature'.$G92];&quot;, &quot;;[$'bg2 creature'.$H92];&quot;, &quot;;[$'bg2 creature'.$I92];&quot; =&gt; &quot;;[$'bg2 creature'.$A92];&quot; // &quot;;[$'bg2 creature'.$J92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93];&quot;, &quot;;[$'bg2 creature'.$B93];&quot;, &quot;;[$'bg2 creature'.$C93];&quot;, &quot;;[$'bg2 creature'.$D93];&quot;, &quot;;[$'bg2 creature'.$E93];&quot;, &quot;;[$'bg2 creature'.$F93];&quot;, &quot;;[$'bg2 creature'.$G93];&quot;, &quot;;[$'bg2 creature'.$H93];&quot;, &quot;;[$'bg2 creature'.$I93];&quot; =&gt; &quot;;[$'bg2 creature'.$A93];&quot; // &quot;;[$'bg2 creature'.$J93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94];&quot;, &quot;;[$'bg2 creature'.$B94];&quot;, &quot;;[$'bg2 creature'.$C94];&quot;, &quot;;[$'bg2 creature'.$D94];&quot;, &quot;;[$'bg2 creature'.$E94];&quot;, &quot;;[$'bg2 creature'.$F94];&quot;, &quot;;[$'bg2 creature'.$G94];&quot;, &quot;;[$'bg2 creature'.$H94];&quot;, &quot;;[$'bg2 creature'.$I94];&quot; =&gt; &quot;;[$'bg2 creature'.$A94];&quot; // &quot;;[$'bg2 creature'.$J94])" office:value-type="string" office:string-value="  ohbmena2, 182, null, null, null, null, null, null, null =&gt; ohbmena2 // IDS sync race updates: dangerous moose" calcext:value-type="string">
            <text:p><text:s text:c="2"/>ohbmena2, 182, null, null, null, null, null, null, null =&gt; ohbmena2 // IDS sync race updates: dangerous moose</text:p>
          </table:table-cell>
        </table:table-row>
        <table:table-row table:style-name="ro3">
          <table:table-cell table:formula="of:=CONCATENATE(&quot;  &quot;;[$'bg2 creature'.$A95];&quot;, &quot;;[$'bg2 creature'.$B95];&quot;, &quot;;[$'bg2 creature'.$C95];&quot;, &quot;;[$'bg2 creature'.$D95];&quot;, &quot;;[$'bg2 creature'.$E95];&quot;, &quot;;[$'bg2 creature'.$F95];&quot;, &quot;;[$'bg2 creature'.$G95];&quot;, &quot;;[$'bg2 creature'.$H95];&quot;, &quot;;[$'bg2 creature'.$I95];&quot; =&gt; &quot;;[$'bg2 creature'.$A95];&quot; // &quot;;[$'bg2 creature'.$J95])" office:value-type="string" office:string-value="  ohbmena5, 183, null, null, null, null, null, null, null =&gt; ohbmena5 // IDS sync race updates: boalisk" calcext:value-type="string">
            <text:p><text:s text:c="2"/>ohbmena5, 183, null, null, null, null, null, null, null =&gt; ohbmena5 // IDS sync race updates: boalisk</text:p>
          </table:table-cell>
        </table:table-row>
        <table:table-row table:style-name="ro3">
          <table:table-cell table:formula="of:=CONCATENATE(&quot;  &quot;;[$'bg2 creature'.$A96];&quot;, &quot;;[$'bg2 creature'.$B96];&quot;, &quot;;[$'bg2 creature'.$C96];&quot;, &quot;;[$'bg2 creature'.$D96];&quot;, &quot;;[$'bg2 creature'.$E96];&quot;, &quot;;[$'bg2 creature'.$F96];&quot;, &quot;;[$'bg2 creature'.$G96];&quot;, &quot;;[$'bg2 creature'.$H96];&quot;, &quot;;[$'bg2 creature'.$I96];&quot; =&gt; &quot;;[$'bg2 creature'.$A96];&quot; // &quot;;[$'bg2 creature'.$J96])" office:value-type="string" office:string-value="  ohbmin01, 171, null, null, null, null, null, null, null =&gt; ohbmin01 // IDS sync race updates: minotaur" calcext:value-type="string">
            <text:p><text:s text:c="2"/>ohbmin01, 171, null, null, null, null, null, null, null =&gt; ohbmin01 // IDS sync race updates: minotaur</text:p>
          </table:table-cell>
        </table:table-row>
        <table:table-row table:style-name="ro3">
          <table:table-cell table:formula="of:=CONCATENATE(&quot;  &quot;;[$'bg2 creature'.$A97];&quot;, &quot;;[$'bg2 creature'.$B97];&quot;, &quot;;[$'bg2 creature'.$C97];&quot;, &quot;;[$'bg2 creature'.$D97];&quot;, &quot;;[$'bg2 creature'.$E97];&quot;, &quot;;[$'bg2 creature'.$F97];&quot;, &quot;;[$'bg2 creature'.$G97];&quot;, &quot;;[$'bg2 creature'.$H97];&quot;, &quot;;[$'bg2 creature'.$I97];&quot; =&gt; &quot;;[$'bg2 creature'.$A97];&quot; // &quot;;[$'bg2 creature'.$J97])" office:value-type="string" office:string-value="  ohbminsu, 171, null, null, null, null, null, null, null =&gt; ohbminsu // IDS sync race updates: minotaur" calcext:value-type="string">
            <text:p><text:s text:c="2"/>ohbminsu, 171, null, null, null, null, null, null, null =&gt; ohbminsu // IDS sync race updates: minotaur</text:p>
          </table:table-cell>
        </table:table-row>
        <table:table-row table:style-name="ro3">
          <table:table-cell table:formula="of:=CONCATENATE(&quot;  &quot;;[$'bg2 creature'.$A98];&quot;, &quot;;[$'bg2 creature'.$B98];&quot;, &quot;;[$'bg2 creature'.$C98];&quot;, &quot;;[$'bg2 creature'.$D98];&quot;, &quot;;[$'bg2 creature'.$E98];&quot;, &quot;;[$'bg2 creature'.$F98];&quot;, &quot;;[$'bg2 creature'.$G98];&quot;, &quot;;[$'bg2 creature'.$H98];&quot;, &quot;;[$'bg2 creature'.$I98];&quot; =&gt; &quot;;[$'bg2 creature'.$A98];&quot; // &quot;;[$'bg2 creature'.$J98])" office:value-type="string" office:string-value="  ohbthass, 169, null, null, null, null, null, null, null =&gt; ohbthass // IDS sync race updates: Thassk Kun" calcext:value-type="string">
            <text:p><text:s text:c="2"/>ohbthass, 169, null, null, null, null, null, null, null =&gt; ohbthass // IDS sync race updates: Thassk Kun</text:p>
          </table:table-cell>
        </table:table-row>
        <table:table-row table:style-name="ro3">
          <table:table-cell table:formula="of:=CONCATENATE(&quot;  &quot;;[$'bg2 creature'.$A99];&quot;, &quot;;[$'bg2 creature'.$B99];&quot;, &quot;;[$'bg2 creature'.$C99];&quot;, &quot;;[$'bg2 creature'.$D99];&quot;, &quot;;[$'bg2 creature'.$E99];&quot;, &quot;;[$'bg2 creature'.$F99];&quot;, &quot;;[$'bg2 creature'.$G99];&quot;, &quot;;[$'bg2 creature'.$H99];&quot;, &quot;;[$'bg2 creature'.$I99];&quot; =&gt; &quot;;[$'bg2 creature'.$A99];&quot; // &quot;;[$'bg2 creature'.$J99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100];&quot;, &quot;;[$'bg2 creature'.$B100];&quot;, &quot;;[$'bg2 creature'.$C100];&quot;, &quot;;[$'bg2 creature'.$D100];&quot;, &quot;;[$'bg2 creature'.$E100];&quot;, &quot;;[$'bg2 creature'.$F100];&quot;, &quot;;[$'bg2 creature'.$G100];&quot;, &quot;;[$'bg2 creature'.$H100];&quot;, &quot;;[$'bg2 creature'.$I100];&quot; =&gt; &quot;;[$'bg2 creature'.$A100];&quot; // &quot;;[$'bg2 creature'.$J100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101];&quot;, &quot;;[$'bg2 creature'.$B101];&quot;, &quot;;[$'bg2 creature'.$C101];&quot;, &quot;;[$'bg2 creature'.$D101];&quot;, &quot;;[$'bg2 creature'.$E101];&quot;, &quot;;[$'bg2 creature'.$F101];&quot;, &quot;;[$'bg2 creature'.$G101];&quot;, &quot;;[$'bg2 creature'.$H101];&quot;, &quot;;[$'bg2 creature'.$I101];&quot; =&gt; &quot;;[$'bg2 creature'.$A101];&quot; // &quot;;[$'bg2 creature'.$J101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102];&quot;, &quot;;[$'bg2 creature'.$B102];&quot;, &quot;;[$'bg2 creature'.$C102];&quot;, &quot;;[$'bg2 creature'.$D102];&quot;, &quot;;[$'bg2 creature'.$E102];&quot;, &quot;;[$'bg2 creature'.$F102];&quot;, &quot;;[$'bg2 creature'.$G102];&quot;, &quot;;[$'bg2 creature'.$H102];&quot;, &quot;;[$'bg2 creature'.$I102];&quot; =&gt; &quot;;[$'bg2 creature'.$A102];&quot; // &quot;;[$'bg2 creature'.$J102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3];&quot;, &quot;;[$'bg2 creature'.$B103];&quot;, &quot;;[$'bg2 creature'.$C103];&quot;, &quot;;[$'bg2 creature'.$D103];&quot;, &quot;;[$'bg2 creature'.$E103];&quot;, &quot;;[$'bg2 creature'.$F103];&quot;, &quot;;[$'bg2 creature'.$G103];&quot;, &quot;;[$'bg2 creature'.$H103];&quot;, &quot;;[$'bg2 creature'.$I103];&quot; =&gt; &quot;;[$'bg2 creature'.$A103];&quot; // &quot;;[$'bg2 creature'.$J103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104];&quot;, &quot;;[$'bg2 creature'.$B104];&quot;, &quot;;[$'bg2 creature'.$C104];&quot;, &quot;;[$'bg2 creature'.$D104];&quot;, &quot;;[$'bg2 creature'.$E104];&quot;, &quot;;[$'bg2 creature'.$F104];&quot;, &quot;;[$'bg2 creature'.$G104];&quot;, &quot;;[$'bg2 creature'.$H104];&quot;, &quot;;[$'bg2 creature'.$I104];&quot; =&gt; &quot;;[$'bg2 creature'.$A104];&quot; // &quot;;[$'bg2 creature'.$J104])" office:value-type="string" office:string-value="  ohhrat, 182, null, null, null, null, null, null, null =&gt; ohhrat // IDS sync race updates: rat" calcext:value-type="string">
            <text:p><text:s text:c="2"/>ohhrat, 182, null, null, null, null, null, null, null =&gt; ohhrat // IDS sync race updates: rat</text:p>
          </table:table-cell>
        </table:table-row>
        <table:table-row table:style-name="ro3">
          <table:table-cell table:formula="of:=CONCATENATE(&quot;  &quot;;[$'bg2 creature'.$A105];&quot;, &quot;;[$'bg2 creature'.$B105];&quot;, &quot;;[$'bg2 creature'.$C105];&quot;, &quot;;[$'bg2 creature'.$D105];&quot;, &quot;;[$'bg2 creature'.$E105];&quot;, &quot;;[$'bg2 creature'.$F105];&quot;, &quot;;[$'bg2 creature'.$G105];&quot;, &quot;;[$'bg2 creature'.$H105];&quot;, &quot;;[$'bg2 creature'.$I105];&quot; =&gt; &quot;;[$'bg2 creature'.$A105];&quot; // &quot;;[$'bg2 creature'.$J105])" office:value-type="string" office:string-value="  ohnghall, 171, null, null, null, null, null, null, null =&gt; ohnghall // IDS sync race updates: ghallus" calcext:value-type="string">
            <text:p><text:s text:c="2"/>ohnghall, 171, null, null, null, null, null, null, null =&gt; ohnghall // IDS sync race updates: ghallus</text:p>
          </table:table-cell>
        </table:table-row>
        <table:table-row table:style-name="ro3">
          <table:table-cell table:formula="of:=CONCATENATE(&quot;  &quot;;[$'bg2 creature'.$A106];&quot;, &quot;;[$'bg2 creature'.$B106];&quot;, &quot;;[$'bg2 creature'.$C106];&quot;, &quot;;[$'bg2 creature'.$D106];&quot;, &quot;;[$'bg2 creature'.$E106];&quot;, &quot;;[$'bg2 creature'.$F106];&quot;, &quot;;[$'bg2 creature'.$G106];&quot;, &quot;;[$'bg2 creature'.$H106];&quot;, &quot;;[$'bg2 creature'.$I106];&quot; =&gt; &quot;;[$'bg2 creature'.$A106];&quot; // &quot;;[$'bg2 creature'.$J106])" office:value-type="string" office:string-value="  ohnjerom, 170, null, null, null, null, null, null, null =&gt; ohnjerom // IDS sync race updates:jerome the bird" calcext:value-type="string">
            <text:p><text:s text:c="2"/>ohnjerom, 170, null, null, null, null, null, null, null =&gt; ohnjerom // IDS sync race updates:jerome the bird</text:p>
          </table:table-cell>
        </table:table-row>
        <table:table-row table:style-name="ro3">
          <table:table-cell table:formula="of:=CONCATENATE(&quot;  &quot;;[$'bg2 creature'.$A107];&quot;, &quot;;[$'bg2 creature'.$B107];&quot;, &quot;;[$'bg2 creature'.$C107];&quot;, &quot;;[$'bg2 creature'.$D107];&quot;, &quot;;[$'bg2 creature'.$E107];&quot;, &quot;;[$'bg2 creature'.$F107];&quot;, &quot;;[$'bg2 creature'.$G107];&quot;, &quot;;[$'bg2 creature'.$H107];&quot;, &quot;;[$'bg2 creature'.$I107];&quot; =&gt; &quot;;[$'bg2 creature'.$A107];&quot; // &quot;;[$'bg2 creature'.$J107])" office:value-type="string" office:string-value="  ohnsnake, 183, null, null, null, null, null, null, null =&gt; ohnsnake // IDS sync race updates: speaking snake" calcext:value-type="string">
            <text:p><text:s text:c="2"/>ohnsnake, 183, null, null, null, null, null, null, null =&gt; ohnsnake // IDS sync race updates: speaking snake</text:p>
          </table:table-cell>
        </table:table-row>
        <table:table-row table:style-name="ro3">
          <table:table-cell table:formula="of:=CONCATENATE(&quot;  &quot;;[$'bg2 creature'.$A108];&quot;, &quot;;[$'bg2 creature'.$B108];&quot;, &quot;;[$'bg2 creature'.$C108];&quot;, &quot;;[$'bg2 creature'.$D108];&quot;, &quot;;[$'bg2 creature'.$E108];&quot;, &quot;;[$'bg2 creature'.$F108];&quot;, &quot;;[$'bg2 creature'.$G108];&quot;, &quot;;[$'bg2 creature'.$H108];&quot;, &quot;;[$'bg2 creature'.$I108];&quot; =&gt; &quot;;[$'bg2 creature'.$A108];&quot; // &quot;;[$'bg2 creature'.$J108])" office:value-type="string" office:string-value="  ohnsqu01, 182, null, null, null, null, null, null, null =&gt; ohnsqu01 // IDS sync race updates: squirrel" calcext:value-type="string">
            <text:p><text:s text:c="2"/>ohnsqu01, 182, null, null, null, null, null, null, null =&gt; ohnsqu01 // IDS sync race updates: squirrel</text:p>
          </table:table-cell>
        </table:table-row>
        <table:table-row table:style-name="ro3">
          <table:table-cell table:formula="of:=CONCATENATE(&quot;  &quot;;[$'bg2 creature'.$A109];&quot;, &quot;;[$'bg2 creature'.$B109];&quot;, &quot;;[$'bg2 creature'.$C109];&quot;, &quot;;[$'bg2 creature'.$D109];&quot;, &quot;;[$'bg2 creature'.$E109];&quot;, &quot;;[$'bg2 creature'.$F109];&quot;, &quot;;[$'bg2 creature'.$G109];&quot;, &quot;;[$'bg2 creature'.$H109];&quot;, &quot;;[$'bg2 creature'.$I109];&quot; =&gt; &quot;;[$'bg2 creature'.$A109];&quot; // &quot;;[$'bg2 creature'.$J109])" office:value-type="string" office:string-value="  ohnsqu02, 182, null, null, null, null, null, null, null =&gt; ohnsqu02 // IDS sync race updates: squirrel" calcext:value-type="string">
            <text:p><text:s text:c="2"/>ohnsqu02, 182, null, null, null, null, null, null, null =&gt; ohnsqu02 // IDS sync race updates: squirrel</text:p>
          </table:table-cell>
        </table:table-row>
        <table:table-row table:style-name="ro3">
          <table:table-cell table:formula="of:=CONCATENATE(&quot;  &quot;;[$'bg2 creature'.$A110];&quot;, &quot;;[$'bg2 creature'.$B110];&quot;, &quot;;[$'bg2 creature'.$C110];&quot;, &quot;;[$'bg2 creature'.$D110];&quot;, &quot;;[$'bg2 creature'.$E110];&quot;, &quot;;[$'bg2 creature'.$F110];&quot;, &quot;;[$'bg2 creature'.$G110];&quot;, &quot;;[$'bg2 creature'.$H110];&quot;, &quot;;[$'bg2 creature'.$I110];&quot; =&gt; &quot;;[$'bg2 creature'.$A110];&quot; // &quot;;[$'bg2 creature'.$J110])" office:value-type="string" office:string-value="  ohrmoose, 182, null, null, null, null, null, null, null =&gt; ohrmoose // IDS sync race updates: dangerous moose" calcext:value-type="string">
            <text:p><text:s text:c="2"/>ohrmoose, 182, null, null, null, null, null, null, null =&gt; ohrmoose // IDS sync race updates: dangerous moose</text:p>
          </table:table-cell>
        </table:table-row>
        <table:table-row table:style-name="ro3">
          <table:table-cell table:formula="of:=CONCATENATE(&quot;  &quot;;[$'bg2 creature'.$A111];&quot;, &quot;;[$'bg2 creature'.$B111];&quot;, &quot;;[$'bg2 creature'.$C111];&quot;, &quot;;[$'bg2 creature'.$D111];&quot;, &quot;;[$'bg2 creature'.$E111];&quot;, &quot;;[$'bg2 creature'.$F111];&quot;, &quot;;[$'bg2 creature'.$G111];&quot;, &quot;;[$'bg2 creature'.$H111];&quot;, &quot;;[$'bg2 creature'.$I111];&quot; =&gt; &quot;;[$'bg2 creature'.$A111];&quot; // &quot;;[$'bg2 creature'.$J111])" office:value-type="string" office:string-value="  pheas01, 170, null, null, null, null, null, null, null =&gt; pheas01 // IDS sync race updates:pheasant" calcext:value-type="string">
            <text:p><text:s text:c="2"/>pheas01, 170, null, null, null, null, null, null, null =&gt; pheas01 // IDS sync race updates:pheasant</text:p>
          </table:table-cell>
        </table:table-row>
        <table:table-row table:style-name="ro3">
          <table:table-cell table:formula="of:=CONCATENATE(&quot;  &quot;;[$'bg2 creature'.$A112];&quot;, &quot;;[$'bg2 creature'.$B112];&quot;, &quot;;[$'bg2 creature'.$C112];&quot;, &quot;;[$'bg2 creature'.$D112];&quot;, &quot;;[$'bg2 creature'.$E112];&quot;, &quot;;[$'bg2 creature'.$F112];&quot;, &quot;;[$'bg2 creature'.$G112];&quot;, &quot;;[$'bg2 creature'.$H112];&quot;, &quot;;[$'bg2 creature'.$I112];&quot; =&gt; &quot;;[$'bg2 creature'.$A112];&quot; // &quot;;[$'bg2 creature'.$J11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113];&quot;, &quot;;[$'bg2 creature'.$B113];&quot;, &quot;;[$'bg2 creature'.$C113];&quot;, &quot;;[$'bg2 creature'.$D113];&quot;, &quot;;[$'bg2 creature'.$E113];&quot;, &quot;;[$'bg2 creature'.$F113];&quot;, &quot;;[$'bg2 creature'.$G113];&quot;, &quot;;[$'bg2 creature'.$H113];&quot;, &quot;;[$'bg2 creature'.$I113];&quot; =&gt; &quot;;[$'bg2 creature'.$A113];&quot; // &quot;;[$'bg2 creature'.$J113])" office:value-type="string" office:string-value="  polyrat, 182, null, null, null, null, null, null, null =&gt; polyrat // IDS sync race updates: rat" calcext:value-type="string">
            <text:p><text:s text:c="2"/>polyrat, 182, null, null, null, null, null, null, null =&gt; polyrat // IDS sync race updates: rat</text:p>
          </table:table-cell>
        </table:table-row>
        <table:table-row table:style-name="ro3">
          <table:table-cell table:formula="of:=CONCATENATE(&quot;  &quot;;[$'bg2 creature'.$A114];&quot;, &quot;;[$'bg2 creature'.$B114];&quot;, &quot;;[$'bg2 creature'.$C114];&quot;, &quot;;[$'bg2 creature'.$D114];&quot;, &quot;;[$'bg2 creature'.$E114];&quot;, &quot;;[$'bg2 creature'.$F114];&quot;, &quot;;[$'bg2 creature'.$G114];&quot;, &quot;;[$'bg2 creature'.$H114];&quot;, &quot;;[$'bg2 creature'.$I114];&quot; =&gt; &quot;;[$'bg2 creature'.$A114];&quot; // &quot;;[$'bg2 creature'.$J114])" office:value-type="string" office:string-value="  rat, 182, null, null, null, null, null, null, null =&gt; rat // IDS sync race updates: rat" calcext:value-type="string">
            <text:p><text:s text:c="2"/>rat, 182, null, null, null, null, null, null, null =&gt; rat // IDS sync race updates: rat</text:p>
          </table:table-cell>
        </table:table-row>
        <table:table-row table:style-name="ro3">
          <table:table-cell table:formula="of:=CONCATENATE(&quot;  &quot;;[$'bg2 creature'.$A115];&quot;, &quot;;[$'bg2 creature'.$B115];&quot;, &quot;;[$'bg2 creature'.$C115];&quot;, &quot;;[$'bg2 creature'.$D115];&quot;, &quot;;[$'bg2 creature'.$E115];&quot;, &quot;;[$'bg2 creature'.$F115];&quot;, &quot;;[$'bg2 creature'.$G115];&quot;, &quot;;[$'bg2 creature'.$H115];&quot;, &quot;;[$'bg2 creature'.$I115];&quot; =&gt; &quot;;[$'bg2 creature'.$A115];&quot; // &quot;;[$'bg2 creature'.$J115])" office:value-type="string" office:string-value="  rat2, 182, null, null, null, null, null, null, null =&gt; rat2 // IDS sync race updates: rat" calcext:value-type="string">
            <text:p><text:s text:c="2"/>rat2, 182, null, null, null, null, null, null, null =&gt; rat2 // IDS sync race updates: rat</text:p>
          </table:table-cell>
        </table:table-row>
        <table:table-row table:style-name="ro3">
          <table:table-cell table:formula="of:=CONCATENATE(&quot;  &quot;;[$'bg2 creature'.$A116];&quot;, &quot;;[$'bg2 creature'.$B116];&quot;, &quot;;[$'bg2 creature'.$C116];&quot;, &quot;;[$'bg2 creature'.$D116];&quot;, &quot;;[$'bg2 creature'.$E116];&quot;, &quot;;[$'bg2 creature'.$F116];&quot;, &quot;;[$'bg2 creature'.$G116];&quot;, &quot;;[$'bg2 creature'.$H116];&quot;, &quot;;[$'bg2 creature'.$I116];&quot; =&gt; &quot;;[$'bg2 creature'.$A116];&quot; // &quot;;[$'bg2 creature'.$J116])" office:value-type="string" office:string-value="  rock, 171, null, null, null, null, null, null, null =&gt; rock // IDS sync race updates: rock" calcext:value-type="string">
            <text:p><text:s text:c="2"/>rock, 171, null, null, null, null, null, null, null =&gt; rock // IDS sync race updates: rock</text:p>
          </table:table-cell>
        </table:table-row>
        <table:table-row table:style-name="ro3">
          <table:table-cell table:formula="of:=CONCATENATE(&quot;  &quot;;[$'bg2 creature'.$A117];&quot;, &quot;;[$'bg2 creature'.$B117];&quot;, &quot;;[$'bg2 creature'.$C117];&quot;, &quot;;[$'bg2 creature'.$D117];&quot;, &quot;;[$'bg2 creature'.$E117];&quot;, &quot;;[$'bg2 creature'.$F117];&quot;, &quot;;[$'bg2 creature'.$G117];&quot;, &quot;;[$'bg2 creature'.$H117];&quot;, &quot;;[$'bg2 creature'.$I117];&quot; =&gt; &quot;;[$'bg2 creature'.$A117];&quot; // &quot;;[$'bg2 creature'.$J117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118];&quot;, &quot;;[$'bg2 creature'.$B118];&quot;, &quot;;[$'bg2 creature'.$C118];&quot;, &quot;;[$'bg2 creature'.$D118];&quot;, &quot;;[$'bg2 creature'.$E118];&quot;, &quot;;[$'bg2 creature'.$F118];&quot;, &quot;;[$'bg2 creature'.$G118];&quot;, &quot;;[$'bg2 creature'.$H118];&quot;, &quot;;[$'bg2 creature'.$I118];&quot; =&gt; &quot;;[$'bg2 creature'.$A118];&quot; // &quot;;[$'bg2 creature'.$J118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119];&quot;, &quot;;[$'bg2 creature'.$B119];&quot;, &quot;;[$'bg2 creature'.$C119];&quot;, &quot;;[$'bg2 creature'.$D119];&quot;, &quot;;[$'bg2 creature'.$E119];&quot;, &quot;;[$'bg2 creature'.$F119];&quot;, &quot;;[$'bg2 creature'.$G119];&quot;, &quot;;[$'bg2 creature'.$H119];&quot;, &quot;;[$'bg2 creature'.$I119];&quot; =&gt; &quot;;[$'bg2 creature'.$A119];&quot; // &quot;;[$'bg2 creature'.$J119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0];&quot;, &quot;;[$'bg2 creature'.$B120];&quot;, &quot;;[$'bg2 creature'.$C120];&quot;, &quot;;[$'bg2 creature'.$D120];&quot;, &quot;;[$'bg2 creature'.$E120];&quot;, &quot;;[$'bg2 creature'.$F120];&quot;, &quot;;[$'bg2 creature'.$G120];&quot;, &quot;;[$'bg2 creature'.$H120];&quot;, &quot;;[$'bg2 creature'.$I120];&quot; =&gt; &quot;;[$'bg2 creature'.$A120];&quot; // &quot;;[$'bg2 creature'.$J120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121];&quot;, &quot;;[$'bg2 creature'.$B121];&quot;, &quot;;[$'bg2 creature'.$C121];&quot;, &quot;;[$'bg2 creature'.$D121];&quot;, &quot;;[$'bg2 creature'.$E121];&quot;, &quot;;[$'bg2 creature'.$F121];&quot;, &quot;;[$'bg2 creature'.$G121];&quot;, &quot;;[$'bg2 creature'.$H121];&quot;, &quot;;[$'bg2 creature'.$I121];&quot; =&gt; &quot;;[$'bg2 creature'.$A121];&quot; // &quot;;[$'bg2 creature'.$J121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122];&quot;, &quot;;[$'bg2 creature'.$B122];&quot;, &quot;;[$'bg2 creature'.$C122];&quot;, &quot;;[$'bg2 creature'.$D122];&quot;, &quot;;[$'bg2 creature'.$E122];&quot;, &quot;;[$'bg2 creature'.$F122];&quot;, &quot;;[$'bg2 creature'.$G122];&quot;, &quot;;[$'bg2 creature'.$H122];&quot;, &quot;;[$'bg2 creature'.$I122];&quot; =&gt; &quot;;[$'bg2 creature'.$A122];&quot; // &quot;;[$'bg2 creature'.$J122])" office:value-type="string" office:string-value="  seagul, 170, null, null, null, null, null, null, null =&gt; seagul // IDS sync race updates:seagull" calcext:value-type="string">
            <text:p><text:s text:c="2"/>seagul, 170, null, null, null, null, null, null, null =&gt; seagul // IDS sync race updates:seagull</text:p>
          </table:table-cell>
        </table:table-row>
        <table:table-row table:style-name="ro3">
          <table:table-cell table:formula="of:=CONCATENATE(&quot;  &quot;;[$'bg2 creature'.$A123];&quot;, &quot;;[$'bg2 creature'.$B123];&quot;, &quot;;[$'bg2 creature'.$C123];&quot;, &quot;;[$'bg2 creature'.$D123];&quot;, &quot;;[$'bg2 creature'.$E123];&quot;, &quot;;[$'bg2 creature'.$F123];&quot;, &quot;;[$'bg2 creature'.$G123];&quot;, &quot;;[$'bg2 creature'.$H123];&quot;, &quot;;[$'bg2 creature'.$I123];&quot; =&gt; &quot;;[$'bg2 creature'.$A123];&quot; // &quot;;[$'bg2 creature'.$J123])" office:value-type="string" office:string-value="  shadra01, null, 191, 255, null, null, null, null, null =&gt; shadra01 // change Thaxll'ssillyia’s class from cleric to shadow_dragon for casting; general to monster" calcext:value-type="string">
            <text:p><text:s text:c="2"/>shadra01, null, 191, 255, null, null, null, null, null =&gt; shadra01 // change Thaxll'ssillyia’s class from cleric to shadow_dragon for casting; general to monster</text:p>
          </table:table-cell>
        </table:table-row>
        <table:table-row table:style-name="ro3">
          <table:table-cell table:formula="of:=CONCATENATE(&quot;  &quot;;[$'bg2 creature'.$A124];&quot;, &quot;;[$'bg2 creature'.$B124];&quot;, &quot;;[$'bg2 creature'.$C124];&quot;, &quot;;[$'bg2 creature'.$D124];&quot;, &quot;;[$'bg2 creature'.$E124];&quot;, &quot;;[$'bg2 creature'.$F124];&quot;, &quot;;[$'bg2 creature'.$G124];&quot;, &quot;;[$'bg2 creature'.$H124];&quot;, &quot;;[$'bg2 creature'.$I124];&quot; =&gt; &quot;;[$'bg2 creature'.$A124];&quot; // &quot;;[$'bg2 creature'.$J124])" office:value-type="string" office:string-value="  sickrat, 182, null, null, null, null, null, null, null =&gt; sickrat // IDS sync race updates: diseased rat" calcext:value-type="string">
            <text:p><text:s text:c="2"/>sickrat, 182, null, null, null, null, null, null, null =&gt; sickrat // IDS sync race updates: diseased rat</text:p>
          </table:table-cell>
        </table:table-row>
        <table:table-row table:style-name="ro3">
          <table:table-cell table:formula="of:=CONCATENATE(&quot;  &quot;;[$'bg2 creature'.$A125];&quot;, &quot;;[$'bg2 creature'.$B125];&quot;, &quot;;[$'bg2 creature'.$C125];&quot;, &quot;;[$'bg2 creature'.$D125];&quot;, &quot;;[$'bg2 creature'.$E125];&quot;, &quot;;[$'bg2 creature'.$F125];&quot;, &quot;;[$'bg2 creature'.$G125];&quot;, &quot;;[$'bg2 creature'.$H125];&quot;, &quot;;[$'bg2 creature'.$I125];&quot; =&gt; &quot;;[$'bg2 creature'.$A125];&quot; // &quot;;[$'bg2 creature'.$J125])" office:value-type="string" office:string-value="  sirine01, 120, 1, null, null, null, null, null, null =&gt; sirine01 // angel: (probably unused) sirine general and race correction" calcext:value-type="string">
            <text:p><text:s text:c="2"/>sirine01, 120, 1, null, null, null, null, null, null =&gt; sirine01 // angel: (probably unused) sirine general and race correction</text:p>
          </table:table-cell>
        </table:table-row>
        <table:table-row table:style-name="ro3">
          <table:table-cell table:formula="of:=CONCATENATE(&quot;  &quot;;[$'bg2 creature'.$A126];&quot;, &quot;;[$'bg2 creature'.$B126];&quot;, &quot;;[$'bg2 creature'.$C126];&quot;, &quot;;[$'bg2 creature'.$D126];&quot;, &quot;;[$'bg2 creature'.$E126];&quot;, &quot;;[$'bg2 creature'.$F126];&quot;, &quot;;[$'bg2 creature'.$G126];&quot;, &quot;;[$'bg2 creature'.$H126];&quot;, &quot;;[$'bg2 creature'.$I126];&quot; =&gt; &quot;;[$'bg2 creature'.$A126];&quot; // &quot;;[$'bg2 creature'.$J126])" office:value-type="string" office:string-value="  slandor, 171, null, null, null, null, null, null, null =&gt; slandor // IDS sync race updates: andorian" calcext:value-type="string">
            <text:p><text:s text:c="2"/>slandor, 171, null, null, null, null, null, null, null =&gt; slandor // IDS sync race updates: andorian</text:p>
          </table:table-cell>
        </table:table-row>
        <table:table-row table:style-name="ro3">
          <table:table-cell table:formula="of:=CONCATENATE(&quot;  &quot;;[$'bg2 creature'.$A127];&quot;, &quot;;[$'bg2 creature'.$B127];&quot;, &quot;;[$'bg2 creature'.$C127];&quot;, &quot;;[$'bg2 creature'.$D127];&quot;, &quot;;[$'bg2 creature'.$E127];&quot;, &quot;;[$'bg2 creature'.$F127];&quot;, &quot;;[$'bg2 creature'.$G127];&quot;, &quot;;[$'bg2 creature'.$H127];&quot;, &quot;;[$'bg2 creature'.$I127];&quot; =&gt; &quot;;[$'bg2 creature'.$A127];&quot; // &quot;;[$'bg2 creature'.$J127])" office:value-type="string" office:string-value="  skelsu01, null, 115, null, null, null, null, null, null =&gt; skelsu01 // Angel: inconsistent race, all other skeletons are race skeleton" calcext:value-type="string">
            <text:p><text:s text:c="2"/>skelsu01, null, 115, null, null, null, null, null, null =&gt; skelsu01 // Angel: inconsistent race, all other skeletons are race skeleton</text:p>
          </table:table-cell>
        </table:table-row>
        <table:table-row table:style-name="ro3">
          <table:table-cell table:formula="of:=CONCATENATE(&quot;  &quot;;[$'bg2 creature'.$A128];&quot;, &quot;;[$'bg2 creature'.$B128];&quot;, &quot;;[$'bg2 creature'.$C128];&quot;, &quot;;[$'bg2 creature'.$D128];&quot;, &quot;;[$'bg2 creature'.$E128];&quot;, &quot;;[$'bg2 creature'.$F128];&quot;, &quot;;[$'bg2 creature'.$G128];&quot;, &quot;;[$'bg2 creature'.$H128];&quot;, &quot;;[$'bg2 creature'.$I128];&quot; =&gt; &quot;;[$'bg2 creature'.$A128];&quot; // &quot;;[$'bg2 creature'.$J128])" office:value-type="string" office:string-value="  skelsu07, null, 115, null, null, null, null, null, null =&gt; skelsu07 // Angel: inconsistent race, all other skeletons are race skeleton" calcext:value-type="string">
            <text:p><text:s text:c="2"/>skelsu07, null, 115, null, null, null, null, null, null =&gt; skelsu07 // Angel: inconsistent race, all other skeletons are race skeleton</text:p>
          </table:table-cell>
        </table:table-row>
        <table:table-row table:style-name="ro3">
          <table:table-cell table:formula="of:=CONCATENATE(&quot;  &quot;;[$'bg2 creature'.$A129];&quot;, &quot;;[$'bg2 creature'.$B129];&quot;, &quot;;[$'bg2 creature'.$C129];&quot;, &quot;;[$'bg2 creature'.$D129];&quot;, &quot;;[$'bg2 creature'.$E129];&quot;, &quot;;[$'bg2 creature'.$F129];&quot;, &quot;;[$'bg2 creature'.$G129];&quot;, &quot;;[$'bg2 creature'.$H129];&quot;, &quot;;[$'bg2 creature'.$I129];&quot; =&gt; &quot;;[$'bg2 creature'.$A129];&quot; // &quot;;[$'bg2 creature'.$J129])" office:value-type="string" office:string-value="  skelsu11, null, 115, null, null, null, null, null, null =&gt; skelsu11 // Angel: inconsistent race, all other skeletons are race skeleton" calcext:value-type="string">
            <text:p><text:s text:c="2"/>skelsu11, null, 115, null, null, null, null, null, null =&gt; skelsu11 // Angel: inconsistent race, all other skeletons are race skeleton</text:p>
          </table:table-cell>
        </table:table-row>
        <table:table-row table:style-name="ro3">
          <table:table-cell table:formula="of:=CONCATENATE(&quot;  &quot;;[$'bg2 creature'.$A130];&quot;, &quot;;[$'bg2 creature'.$B130];&quot;, &quot;;[$'bg2 creature'.$C130];&quot;, &quot;;[$'bg2 creature'.$D130];&quot;, &quot;;[$'bg2 creature'.$E130];&quot;, &quot;;[$'bg2 creature'.$F130];&quot;, &quot;;[$'bg2 creature'.$G130];&quot;, &quot;;[$'bg2 creature'.$H130];&quot;, &quot;;[$'bg2 creature'.$I130];&quot; =&gt; &quot;;[$'bg2 creature'.$A130];&quot; // &quot;;[$'bg2 creature'.$J130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131];&quot;, &quot;;[$'bg2 creature'.$B131];&quot;, &quot;;[$'bg2 creature'.$C131];&quot;, &quot;;[$'bg2 creature'.$D131];&quot;, &quot;;[$'bg2 creature'.$E131];&quot;, &quot;;[$'bg2 creature'.$F131];&quot;, &quot;;[$'bg2 creature'.$G131];&quot;, &quot;;[$'bg2 creature'.$H131];&quot;, &quot;;[$'bg2 creature'.$I131];&quot; =&gt; &quot;;[$'bg2 creature'.$A131];&quot; // &quot;;[$'bg2 creature'.$J131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132];&quot;, &quot;;[$'bg2 creature'.$B132];&quot;, &quot;;[$'bg2 creature'.$C132];&quot;, &quot;;[$'bg2 creature'.$D132];&quot;, &quot;;[$'bg2 creature'.$E132];&quot;, &quot;;[$'bg2 creature'.$F132];&quot;, &quot;;[$'bg2 creature'.$G132];&quot;, &quot;;[$'bg2 creature'.$H132];&quot;, &quot;;[$'bg2 creature'.$I132];&quot; =&gt; &quot;;[$'bg2 creature'.$A132];&quot; // &quot;;[$'bg2 creature'.$J132])" office:value-type="string" office:string-value="  snake01, 183, null, null, null, null, null, null, null =&gt; snake01 // IDS sync race updates: snake" calcext:value-type="string">
            <text:p><text:s text:c="2"/>snake01, 183, null, null, null, null, null, null, null =&gt; snake01 // IDS sync race updates: snake</text:p>
          </table:table-cell>
        </table:table-row>
        <table:table-row table:style-name="ro3">
          <table:table-cell table:formula="of:=CONCATENATE(&quot;  &quot;;[$'bg2 creature'.$A133];&quot;, &quot;;[$'bg2 creature'.$B133];&quot;, &quot;;[$'bg2 creature'.$C133];&quot;, &quot;;[$'bg2 creature'.$D133];&quot;, &quot;;[$'bg2 creature'.$E133];&quot;, &quot;;[$'bg2 creature'.$F133];&quot;, &quot;;[$'bg2 creature'.$G133];&quot;, &quot;;[$'bg2 creature'.$H133];&quot;, &quot;;[$'bg2 creature'.$I133];&quot; =&gt; &quot;;[$'bg2 creature'.$A133];&quot; // &quot;;[$'bg2 creature'.$J133])" office:value-type="string" office:string-value="  snakeb01, 183, null, null, null, null, null, null, null =&gt; snakeb01 // IDS sync race updates: boalisk" calcext:value-type="string">
            <text:p><text:s text:c="2"/>snakeb01, 183, null, null, null, null, null, null, null =&gt; snakeb01 // IDS sync race updates: boalisk</text:p>
          </table:table-cell>
        </table:table-row>
        <table:table-row table:style-name="ro3">
          <table:table-cell table:formula="of:=CONCATENATE(&quot;  &quot;;[$'bg2 creature'.$A134];&quot;, &quot;;[$'bg2 creature'.$B134];&quot;, &quot;;[$'bg2 creature'.$C134];&quot;, &quot;;[$'bg2 creature'.$D134];&quot;, &quot;;[$'bg2 creature'.$E134];&quot;, &quot;;[$'bg2 creature'.$F134];&quot;, &quot;;[$'bg2 creature'.$G134];&quot;, &quot;;[$'bg2 creature'.$H134];&quot;, &quot;;[$'bg2 creature'.$I134];&quot; =&gt; &quot;;[$'bg2 creature'.$A134];&quot; // &quot;;[$'bg2 creature'.$J134])" office:value-type="string" office:string-value="  snakeg01, 183, null, null, null, null, null, null, null =&gt; snakeg01 // IDS sync race updates: giant snake" calcext:value-type="string">
            <text:p><text:s text:c="2"/>snakeg01, 183, null, null, null, null, null, null, null =&gt; snakeg01 // IDS sync race updates: giant snake</text:p>
          </table:table-cell>
        </table:table-row>
        <table:table-row table:style-name="ro3">
          <table:table-cell table:formula="of:=CONCATENATE(&quot;  &quot;;[$'bg2 creature'.$A135];&quot;, &quot;;[$'bg2 creature'.$B135];&quot;, &quot;;[$'bg2 creature'.$C135];&quot;, &quot;;[$'bg2 creature'.$D135];&quot;, &quot;;[$'bg2 creature'.$E135];&quot;, &quot;;[$'bg2 creature'.$F135];&quot;, &quot;;[$'bg2 creature'.$G135];&quot;, &quot;;[$'bg2 creature'.$H135];&quot;, &quot;;[$'bg2 creature'.$I135];&quot; =&gt; &quot;;[$'bg2 creature'.$A135];&quot; // &quot;;[$'bg2 creature'.$J135])" office:value-type="string" office:string-value="  squirl, 182, null, null, null, null, null, null, null =&gt; squirl // IDS sync race updates: squirrel" calcext:value-type="string">
            <text:p><text:s text:c="2"/>squirl, 182, null, null, null, null, null, null, null =&gt; squirl // IDS sync race updates: squirrel</text:p>
          </table:table-cell>
        </table:table-row>
        <table:table-row table:style-name="ro3">
          <table:table-cell table:formula="of:=CONCATENATE(&quot;  &quot;;[$'bg2 creature'.$A136];&quot;, &quot;;[$'bg2 creature'.$B136];&quot;, &quot;;[$'bg2 creature'.$C136];&quot;, &quot;;[$'bg2 creature'.$D136];&quot;, &quot;;[$'bg2 creature'.$E136];&quot;, &quot;;[$'bg2 creature'.$F136];&quot;, &quot;;[$'bg2 creature'.$G136];&quot;, &quot;;[$'bg2 creature'.$H136];&quot;, &quot;;[$'bg2 creature'.$I136];&quot; =&gt; &quot;;[$'bg2 creature'.$A136];&quot; // &quot;;[$'bg2 creature'.$J136])" office:value-type="string" office:string-value="  squirr, 182, null, null, null, null, null, null, null =&gt; squirr // IDS sync race updates: squirrel" calcext:value-type="string">
            <text:p><text:s text:c="2"/>squirr, 182, null, null, null, null, null, null, null =&gt; squirr // IDS sync race updates: squirrel</text:p>
          </table:table-cell>
        </table:table-row>
        <table:table-row table:style-name="ro3">
          <table:table-cell table:formula="of:=CONCATENATE(&quot;  &quot;;[$'bg2 creature'.$A137];&quot;, &quot;;[$'bg2 creature'.$B137];&quot;, &quot;;[$'bg2 creature'.$C137];&quot;, &quot;;[$'bg2 creature'.$D137];&quot;, &quot;;[$'bg2 creature'.$E137];&quot;, &quot;;[$'bg2 creature'.$F137];&quot;, &quot;;[$'bg2 creature'.$G137];&quot;, &quot;;[$'bg2 creature'.$H137];&quot;, &quot;;[$'bg2 creature'.$I137];&quot; =&gt; &quot;;[$'bg2 creature'.$A137];&quot; // &quot;;[$'bg2 creature'.$J137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138];&quot;, &quot;;[$'bg2 creature'.$B138];&quot;, &quot;;[$'bg2 creature'.$C138];&quot;, &quot;;[$'bg2 creature'.$D138];&quot;, &quot;;[$'bg2 creature'.$E138];&quot;, &quot;;[$'bg2 creature'.$F138];&quot;, &quot;;[$'bg2 creature'.$G138];&quot;, &quot;;[$'bg2 creature'.$H138];&quot;, &quot;;[$'bg2 creature'.$I138];&quot; =&gt; &quot;;[$'bg2 creature'.$A138];&quot; // &quot;;[$'bg2 creature'.$J138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139];&quot;, &quot;;[$'bg2 creature'.$B139];&quot;, &quot;;[$'bg2 creature'.$C139];&quot;, &quot;;[$'bg2 creature'.$D139];&quot;, &quot;;[$'bg2 creature'.$E139];&quot;, &quot;;[$'bg2 creature'.$F139];&quot;, &quot;;[$'bg2 creature'.$G139];&quot;, &quot;;[$'bg2 creature'.$H139];&quot;, &quot;;[$'bg2 creature'.$I139];&quot; =&gt; &quot;;[$'bg2 creature'.$A139];&quot; // &quot;;[$'bg2 creature'.$J139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140];&quot;, &quot;;[$'bg2 creature'.$B140];&quot;, &quot;;[$'bg2 creature'.$C140];&quot;, &quot;;[$'bg2 creature'.$D140];&quot;, &quot;;[$'bg2 creature'.$E140];&quot;, &quot;;[$'bg2 creature'.$F140];&quot;, &quot;;[$'bg2 creature'.$G140];&quot;, &quot;;[$'bg2 creature'.$H140];&quot;, &quot;;[$'bg2 creature'.$I140];&quot; =&gt; &quot;;[$'bg2 creature'.$A140];&quot; // &quot;;[$'bg2 creature'.$J140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141];&quot;, &quot;;[$'bg2 creature'.$B141];&quot;, &quot;;[$'bg2 creature'.$C141];&quot;, &quot;;[$'bg2 creature'.$D141];&quot;, &quot;;[$'bg2 creature'.$E141];&quot;, &quot;;[$'bg2 creature'.$F141];&quot;, &quot;;[$'bg2 creature'.$G141];&quot;, &quot;;[$'bg2 creature'.$H141];&quot;, &quot;;[$'bg2 creature'.$I141];&quot; =&gt; &quot;;[$'bg2 creature'.$A141];&quot; // &quot;;[$'bg2 creature'.$J141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142];&quot;, &quot;;[$'bg2 creature'.$B142];&quot;, &quot;;[$'bg2 creature'.$C142];&quot;, &quot;;[$'bg2 creature'.$D142];&quot;, &quot;;[$'bg2 creature'.$E142];&quot;, &quot;;[$'bg2 creature'.$F142];&quot;, &quot;;[$'bg2 creature'.$G142];&quot;, &quot;;[$'bg2 creature'.$H142];&quot;, &quot;;[$'bg2 creature'.$I142];&quot; =&gt; &quot;;[$'bg2 creature'.$A142];&quot; // &quot;;[$'bg2 creature'.$J142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143];&quot;, &quot;;[$'bg2 creature'.$B143];&quot;, &quot;;[$'bg2 creature'.$C143];&quot;, &quot;;[$'bg2 creature'.$D143];&quot;, &quot;;[$'bg2 creature'.$E143];&quot;, &quot;;[$'bg2 creature'.$F143];&quot;, &quot;;[$'bg2 creature'.$G143];&quot;, &quot;;[$'bg2 creature'.$H143];&quot;, &quot;;[$'bg2 creature'.$I143];&quot; =&gt; &quot;;[$'bg2 creature'.$A143];&quot; // &quot;;[$'bg2 creature'.$J143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144];&quot;, &quot;;[$'bg2 creature'.$B144];&quot;, &quot;;[$'bg2 creature'.$C144];&quot;, &quot;;[$'bg2 creature'.$D144];&quot;, &quot;;[$'bg2 creature'.$E144];&quot;, &quot;;[$'bg2 creature'.$F144];&quot;, &quot;;[$'bg2 creature'.$G144];&quot;, &quot;;[$'bg2 creature'.$H144];&quot;, &quot;;[$'bg2 creature'.$I144];&quot; =&gt; &quot;;[$'bg2 creature'.$A144];&quot; // &quot;;[$'bg2 creature'.$J144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145];&quot;, &quot;;[$'bg2 creature'.$B145];&quot;, &quot;;[$'bg2 creature'.$C145];&quot;, &quot;;[$'bg2 creature'.$D145];&quot;, &quot;;[$'bg2 creature'.$E145];&quot;, &quot;;[$'bg2 creature'.$F145];&quot;, &quot;;[$'bg2 creature'.$G145];&quot;, &quot;;[$'bg2 creature'.$H145];&quot;, &quot;;[$'bg2 creature'.$I145];&quot; =&gt; &quot;;[$'bg2 creature'.$A145];&quot; // &quot;;[$'bg2 creature'.$J145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146];&quot;, &quot;;[$'bg2 creature'.$B146];&quot;, &quot;;[$'bg2 creature'.$C146];&quot;, &quot;;[$'bg2 creature'.$D146];&quot;, &quot;;[$'bg2 creature'.$E146];&quot;, &quot;;[$'bg2 creature'.$F146];&quot;, &quot;;[$'bg2 creature'.$G146];&quot;, &quot;;[$'bg2 creature'.$H146];&quot;, &quot;;[$'bg2 creature'.$I146];&quot; =&gt; &quot;;[$'bg2 creature'.$A146];&quot; // &quot;;[$'bg2 creature'.$J146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147];&quot;, &quot;;[$'bg2 creature'.$B147];&quot;, &quot;;[$'bg2 creature'.$C147];&quot;, &quot;;[$'bg2 creature'.$D147];&quot;, &quot;;[$'bg2 creature'.$E147];&quot;, &quot;;[$'bg2 creature'.$F147];&quot;, &quot;;[$'bg2 creature'.$G147];&quot;, &quot;;[$'bg2 creature'.$H147];&quot;, &quot;;[$'bg2 creature'.$I147];&quot; =&gt; &quot;;[$'bg2 creature'.$A147];&quot; // &quot;;[$'bg2 creature'.$J147])" office:value-type="string" office:string-value="  uhogre03, 171, null, null, null, null, null, null, null =&gt; uhogre03 // IDS sync race updates: minotaur" calcext:value-type="string">
            <text:p><text:s text:c="2"/>uhogre03, 171, null, null, null, null, null, null, null =&gt; uhogre03 // IDS sync race updates: minotaur</text:p>
          </table:table-cell>
        </table:table-row>
        <table:table-row table:style-name="ro3">
          <table:table-cell table:formula="of:=CONCATENATE(&quot;  &quot;;[$'bg2 creature'.$A148];&quot;, &quot;;[$'bg2 creature'.$B148];&quot;, &quot;;[$'bg2 creature'.$C148];&quot;, &quot;;[$'bg2 creature'.$D148];&quot;, &quot;;[$'bg2 creature'.$E148];&quot;, &quot;;[$'bg2 creature'.$F148];&quot;, &quot;;[$'bg2 creature'.$G148];&quot;, &quot;;[$'bg2 creature'.$H148];&quot;, &quot;;[$'bg2 creature'.$I148];&quot; =&gt; &quot;;[$'bg2 creature'.$A148];&quot; // &quot;;[$'bg2 creature'.$J148])" office:value-type="string" office:string-value="  vorsquir, 182, null, null, null, null, null, null, null =&gt; vorsquir // IDS sync race updates: vorpal squirrel" calcext:value-type="string">
            <text:p><text:s text:c="2"/>vorsquir, 182, null, null, null, null, null, null, null =&gt; vorsquir // IDS sync race updates: vorpal squirrel</text:p>
          </table:table-cell>
        </table:table-row>
        <table:table-row table:style-name="ro3">
          <table:table-cell table:formula="of:=CONCATENATE(&quot;  &quot;;[$'bg2 creature'.$A149];&quot;, &quot;;[$'bg2 creature'.$B149];&quot;, &quot;;[$'bg2 creature'.$C149];&quot;, &quot;;[$'bg2 creature'.$D149];&quot;, &quot;;[$'bg2 creature'.$E149];&quot;, &quot;;[$'bg2 creature'.$F149];&quot;, &quot;;[$'bg2 creature'.$G149];&quot;, &quot;;[$'bg2 creature'.$H149];&quot;, &quot;;[$'bg2 creature'.$I149];&quot; =&gt; &quot;;[$'bg2 creature'.$A149];&quot; // &quot;;[$'bg2 creature'.$J149])" office:value-type="string" office:string-value="  vulture, 170, null, null, null, null, null, null, null =&gt; vulture // IDS sync race updates:vulture" calcext:value-type="string">
            <text:p><text:s text:c="2"/>vulture, 170, null, null, null, null, null, null, null =&gt; vulture // IDS sync race updates:vulture</text:p>
          </table:table-cell>
        </table:table-row>
        <table:table-row table:style-name="ro3">
          <table:table-cell table:formula="of:=CONCATENATE(&quot;  &quot;;[$'bg2 creature'.$A150];&quot;, &quot;;[$'bg2 creature'.$B150];&quot;, &quot;;[$'bg2 creature'.$C150];&quot;, &quot;;[$'bg2 creature'.$D150];&quot;, &quot;;[$'bg2 creature'.$E150];&quot;, &quot;;[$'bg2 creature'.$F150];&quot;, &quot;;[$'bg2 creature'.$G150];&quot;, &quot;;[$'bg2 creature'.$H150];&quot;, &quot;;[$'bg2 creature'.$I150];&quot; =&gt; &quot;;[$'bg2 creature'.$A150];&quot; // &quot;;[$'bg2 creature'.$J150])" office:value-type="string" office:string-value="  waukmoo, 182, null, null, null, null, null, null, null =&gt; waukmoo // IDS sync race updates: moose" calcext:value-type="string">
            <text:p><text:s text:c="2"/>waukmoo, 182, null, null, null, null, null, null, null =&gt; waukmoo // IDS sync race updates: moose</text:p>
          </table:table-cell>
        </table:table-row>
        <table:table-row table:style-name="ro3">
          <table:table-cell table:formula="of:=CONCATENATE(&quot;  &quot;;[$'bg2 creature'.$A151];&quot;, &quot;;[$'bg2 creature'.$B151];&quot;, &quot;;[$'bg2 creature'.$C151];&quot;, &quot;;[$'bg2 creature'.$D151];&quot;, &quot;;[$'bg2 creature'.$E151];&quot;, &quot;;[$'bg2 creature'.$F151];&quot;, &quot;;[$'bg2 creature'.$G151];&quot;, &quot;;[$'bg2 creature'.$H151];&quot;, &quot;;[$'bg2 creature'.$I151];&quot; =&gt; &quot;;[$'bg2 creature'.$A151];&quot; // &quot;;[$'bg2 creature'.$J151])" office:value-type="string" office:string-value="  wauksna, 183, null, null, null, null, null, null, null =&gt; wauksna // IDS sync race updates: snake" calcext:value-type="string">
            <text:p><text:s text:c="2"/>wauksna, 183, null, null, null, null, null, null, null =&gt; wauksna // IDS sync race updates: snake</text:p>
          </table:table-cell>
        </table:table-row>
        <table:table-row table:style-name="ro3">
          <table:table-cell table:formula="of:=CONCATENATE(&quot;  &quot;;[$'bg2 creature'.$A152];&quot;, &quot;;[$'bg2 creature'.$B152];&quot;, &quot;;[$'bg2 creature'.$C152];&quot;, &quot;;[$'bg2 creature'.$D152];&quot;, &quot;;[$'bg2 creature'.$E152];&quot;, &quot;;[$'bg2 creature'.$F152];&quot;, &quot;;[$'bg2 creature'.$G152];&quot;, &quot;;[$'bg2 creature'.$H152];&quot;, &quot;;[$'bg2 creature'.$I152];&quot; =&gt; &quot;;[$'bg2 creature'.$A152];&quot; // &quot;;[$'bg2 creature'.$J152])" office:value-type="string" office:string-value="  wauksqu, 182, null, null, null, null, null, null, null =&gt; wauksqu // IDS sync race updates: squirrel" calcext:value-type="string">
            <text:p><text:s text:c="2"/>wauksqu, 182, null, null, null, null, null, null, null =&gt; wauksqu // IDS sync race updates: squirrel</text:p>
          </table:table-cell>
        </table:table-row>
        <table:table-row table:style-name="ro3">
          <table:table-cell table:formula="of:=CONCATENATE(&quot;  &quot;;[$'bg2 creature'.$A153];&quot;, &quot;;[$'bg2 creature'.$B153];&quot;, &quot;;[$'bg2 creature'.$C153];&quot;, &quot;;[$'bg2 creature'.$D153];&quot;, &quot;;[$'bg2 creature'.$E153];&quot;, &quot;;[$'bg2 creature'.$F153];&quot;, &quot;;[$'bg2 creature'.$G153];&quot;, &quot;;[$'bg2 creature'.$H153];&quot;, &quot;;[$'bg2 creature'.$I153];&quot; =&gt; &quot;;[$'bg2 creature'.$A153];&quot; // &quot;;[$'bg2 creature'.$J153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154];&quot;, &quot;;[$'bg2 creature'.$B154];&quot;, &quot;;[$'bg2 creature'.$C154];&quot;, &quot;;[$'bg2 creature'.$D154];&quot;, &quot;;[$'bg2 creature'.$E154];&quot;, &quot;;[$'bg2 creature'.$F154];&quot;, &quot;;[$'bg2 creature'.$G154];&quot;, &quot;;[$'bg2 creature'.$H154];&quot;, &quot;;[$'bg2 creature'.$I154];&quot; =&gt; &quot;;[$'bg2 creature'.$A154];&quot; // &quot;;[$'bg2 creature'.$J154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155];&quot;, &quot;;[$'bg2 creature'.$B155];&quot;, &quot;;[$'bg2 creature'.$C155];&quot;, &quot;;[$'bg2 creature'.$D155];&quot;, &quot;;[$'bg2 creature'.$E155];&quot;, &quot;;[$'bg2 creature'.$F155];&quot;, &quot;;[$'bg2 creature'.$G155];&quot;, &quot;;[$'bg2 creature'.$H155];&quot;, &quot;;[$'bg2 creature'.$I155];&quot; =&gt; &quot;;[$'bg2 creature'.$A155];&quot; // &quot;;[$'bg2 creature'.$J155])" office:value-type="string" office:string-value="  ysgp03, 161, null, null, null, null, null, null, null =&gt; ysgp03 // tibbit" calcext:value-type="string">
            <text:p><text:s text:c="2"/>ysgp03, 161, null, null, null, null, null, null, null =&gt; ysgp03 // tibbit</text:p>
          </table:table-cell>
        </table:table-row>
      </table:table>
      <table:table table:name="bg2 item" table:style-name="ta1">
        <table:table-column table:style-name="co14" table:default-cell-style-name="ce115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5" table:default-cell-style-name="ce118"/>
        <table:table-column table:style-name="co18" table:default-cell-style-name="ce118"/>
        <table:table-column table:style-name="co19" table:default-cell-style-name="ce118"/>
        <table:table-column table:style-name="co5" table:default-cell-style-name="ce118"/>
        <table:table-column table:style-name="co2" table:default-cell-style-name="ce118"/>
        <table:table-column table:style-name="co20" table:default-cell-style-name="ce118"/>
        <table:table-column table:style-name="co21" table:default-cell-style-name="ce118"/>
        <table:table-column table:style-name="co8" table:default-cell-style-name="ce118"/>
        <table:table-column table:style-name="co31" table:default-cell-style-name="ce118"/>
        <table:table-column table:style-name="co23" table:default-cell-style-name="ce115"/>
        <table:table-column table:style-name="co12" table:number-columns-repeated="1010" table:default-cell-style-name="ce115"/>
        <table:table-row table:style-name="ro3">
          <table:table-cell table:style-name="ce113" office:value-type="string" calcext:value-type="string">
            <text:p>file</text:p>
          </table:table-cell>
          <table:table-cell table:style-name="ce116" office:value-type="string" calcext:value-type="string">
            <text:p>timing</text:p>
          </table:table-cell>
          <table:table-cell table:style-name="ce116" office:value-type="string" calcext:value-type="string">
            <text:p>magical</text:p>
          </table:table-cell>
          <table:table-cell table:style-name="ce116" office:value-type="string" calcext:value-type="string">
            <text:p>power</text:p>
          </table:table-cell>
          <table:table-cell table:style-name="ce116" office:value-type="string" calcext:value-type="string">
            <text:p>speed</text:p>
          </table:table-cell>
          <table:table-cell table:style-name="ce116" office:value-type="string" calcext:value-type="string">
            <text:p>weight</text:p>
          </table:table-cell>
          <table:table-cell table:style-name="ce116" office:value-type="string" calcext:value-type="string">
            <text:p>thac0</text:p>
          </table:table-cell>
          <table:table-cell table:style-name="ce116" office:value-type="string" calcext:value-type="string">
            <text:p>lore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prof</text:p>
          </table:table-cell>
          <table:table-cell table:style-name="ce116" office:value-type="string" calcext:value-type="string">
            <text:p>enchantment</text:p>
          </table:table-cell>
          <table:table-cell table:style-name="ce116" office:value-type="string" calcext:value-type="string">
            <text:p>dispellable</text:p>
          </table:table-cell>
          <table:table-cell table:style-name="ce116" office:value-type="string" calcext:value-type="string">
            <text:p>range</text:p>
          </table:table-cell>
          <table:table-cell table:style-name="ce113" office:value-type="string" calcext:value-type="string">
            <text:p>notes</text:p>
          </table:table-cell>
          <table:table-cell table:style-name="ce119" table:number-columns-repeated="1010"/>
        </table:table-row>
        <table:table-row table:style-name="ro3">
          <table:table-cell table:style-name="ce114" office:value-type="string" calcext:value-type="string">
            <text:p>aegis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aegis2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blun22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blun23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blun24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blun26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blun27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critical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5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dagg24</text:p>
          </table:table-cell>
          <table:table-cell table:number-columns-repeated="4" table:style-name="ce117" office:value-type="string" calcext:value-type="string">
            <text:p>null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7" table:style-name="ce117" office:value-type="string" calcext:value-type="string">
            <text:p>null</text:p>
          </table:table-cell>
          <table:table-cell table:style-name="ce59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chan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5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cryo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5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hydr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5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imix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ogre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sunn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yanc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lemzaam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ne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ireseed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berry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houl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harm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melfme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misc4q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7" office:value-type="float" office:value="89" calcext:value-type="float">
            <text:p>89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4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erious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laylive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taf09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rp: WS fix for staff of command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taf12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rp: WS fix for staff of power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w1h28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w2h14</text:p>
          </table:table-cell>
          <table:table-cell table:number-columns-repeated="3" table:style-name="ce117" office:value-type="string" calcext:value-type="string">
            <text:p>null</text:p>
          </table:table-cell>
          <table:table-cell table:style-name="ce117" office:value-type="float" office:value="7" calcext:value-type="float">
            <text:p>7</text:p>
          </table:table-cell>
          <table:table-cell table:number-columns-repeated="8" table:style-name="ce117" office:value-type="string" calcext:value-type="string">
            <text:p>null</text:p>
          </table:table-cell>
          <table:table-cell table:style-name="ce114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1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:.$A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taf09, null, null, null, 2, null, null, null, null, null, null, null, null =&gt; staf09 // rp: WS fix for staff of command" calcext:value-type="string">
            <text:p><text:s text:c="2"/>staf09, null, null, null, 2, null, null, null, null, null, null, null, null =&gt; staf09 // rp: WS fix for staff of command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taf12, null, null, null, 2, null, null, null, null, null, null, null, null =&gt; staf12 // rp: WS fix for staff of power" calcext:value-type="string">
            <text:p><text:s text:c="2"/>staf12, null, null, null, 2, null, null, null, null, null, null, null, null =&gt; staf12 // rp: WS fix for staff of power</text:p>
          </table:table-cell>
        </table:table-row>
        <table:table-row table:style-name="ro3">
          <table:table-cell table:formula="of:=CONCATENATE(;&quot;  &quot;;[$'bg2 item'.$A31];&quot;, &quot;;[$'bg2 item'.$B31];&quot;, &quot;;[$'bg2 item'.$C31];&quot;, &quot;;[$'bg2 item'.$D31];&quot;, &quot;;[$'bg2 item'.$E31];&quot;, &quot;;[$'bg2 item'.$F31];&quot;, &quot;;[$'bg2 item'.$G31];&quot;, &quot;;[$'bg2 item'.$H31];&quot;, &quot;;[$'bg2 item'.$I31];&quot;, &quot;;[$'bg2 item'.$J31];&quot;, &quot;;[$'bg2 item'.$K31];&quot;, &quot;;[$'bg2 item'.$L31];&quot;, &quot;;[$'bg2 item'.$M31];&quot; =&gt; &quot;;[$'bg2 item'.$A31];&quot; // &quot;;[$'bg2 item'.$N31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2];&quot;, &quot;;[$'bg2 item'.$B32];&quot;, &quot;;[$'bg2 item'.$C32];&quot;, &quot;;[$'bg2 item'.$D32];&quot;, &quot;;[$'bg2 item'.$E32];&quot;, &quot;;[$'bg2 item'.$F32];&quot;, &quot;;[$'bg2 item'.$G32];&quot;, &quot;;[$'bg2 item'.$H32];&quot;, &quot;;[$'bg2 item'.$I32];&quot;, &quot;;[$'bg2 item'.$J32];&quot;, &quot;;[$'bg2 item'.$K32];&quot;, &quot;;[$'bg2 item'.$L32];&quot;, &quot;;[$'bg2 item'.$M32];&quot; =&gt; &quot;;[$'bg2 item'.$A32];&quot; // &quot;;[$'bg2 item'.$N32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7">
          <table:table-cell/>
        </table:table-row>
        <table:table-row table:style-name="ro3">
          <table:table-cell table:style-name="ce61"/>
        </table:table-row>
      </table:table>
      <table:table table:name="bg2 spell" table:style-name="ta1">
        <table:table-column table:style-name="co32" table:default-cell-style-name="ce120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33" table:default-cell-style-name="ce59"/>
        <table:table-column table:style-name="co12" table:number-columns-repeated="1011" table:default-cell-style-name="ce59"/>
        <table:table-row table:style-name="ro3">
          <table:table-cell table:style-name="ce62" office:value-type="string" calcext:value-type="string">
            <text:p>file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resist_dispel</text:p>
          </table:table-cell>
          <table:table-cell table:style-name="ce66" office:value-type="string" calcext:value-type="string">
            <text:p>stack</text:p>
          </table:table-cell>
          <table:table-cell table:style-name="ce66" office:value-type="string" calcext:value-type="string">
            <text:p>level</text:p>
          </table:table-cell>
          <table:table-cell table:style-name="ce66" office:value-type="string" calcext:value-type="string">
            <text:p>wild_magic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range</text:p>
          </table:table-cell>
          <table:table-cell table:style-name="ce66" office:value-type="string" calcext:value-type="string">
            <text:p>animation</text:p>
          </table:table-cell>
          <table:table-cell table:style-name="ce66" office:value-type="string" calcext:value-type="string">
            <text:p>school</text:p>
          </table:table-cell>
          <table:table-cell table:style-name="ce66" office:value-type="string" calcext:value-type="string">
            <text:p>secondary</text:p>
          </table:table-cell>
          <table:table-cell table:style-name="ce66" office:value-type="string" calcext:value-type="string">
            <text:p>type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121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9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:.A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6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Default"/>
        <table:table-column table:style-name="co11" table:default-cell-style-name="ce52"/>
        <table:table-column table:style-name="co12" table:number-columns-repeated="1013" table:default-cell-style-name="ce52"/>
        <table:table-row table:style-name="ro1">
          <table:table-cell table:style-name="ce47" office:value-type="string" calcext:value-type="string">
            <text:p>file</text:p>
          </table:table-cell>
          <table:table-cell table:style-name="ce49" office:value-type="string" calcext:value-type="string">
            <text:p>race</text:p>
          </table:table-cell>
          <table:table-cell table:style-name="ce49" office:value-type="string" calcext:value-type="string">
            <text:p>class</text:p>
          </table:table-cell>
          <table:table-cell table:style-name="ce49" office:value-type="string" calcext:value-type="string">
            <text:p>general</text:p>
          </table:table-cell>
          <table:table-cell table:style-name="ce49" office:value-type="string" calcext:value-type="string">
            <text:p>sex</text:p>
          </table:table-cell>
          <table:table-cell table:style-name="ce49" office:value-type="string" calcext:value-type="string">
            <text:p>gender</text:p>
          </table:table-cell>
          <table:table-cell table:style-name="ce49" office:value-type="string" calcext:value-type="string">
            <text:p>animation</text:p>
          </table:table-cell>
          <table:table-cell table:style-name="ce49" office:value-type="string" calcext:value-type="string">
            <text:p>dv</text:p>
          </table:table-cell>
          <table:table-cell table:style-name="ce49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1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124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5" table:default-cell-style-name="ce127"/>
        <table:table-column table:style-name="co18" table:default-cell-style-name="ce127"/>
        <table:table-column table:style-name="co19" table:default-cell-style-name="ce127"/>
        <table:table-column table:style-name="co5" table:default-cell-style-name="ce127"/>
        <table:table-column table:style-name="co2" table:default-cell-style-name="ce127"/>
        <table:table-column table:style-name="co20" table:default-cell-style-name="ce127"/>
        <table:table-column table:style-name="co21" table:default-cell-style-name="ce127"/>
        <table:table-column table:style-name="co8" table:default-cell-style-name="ce127"/>
        <table:table-column table:style-name="co34" table:default-cell-style-name="ce127"/>
        <table:table-column table:style-name="co23" table:default-cell-style-name="ce124"/>
        <table:table-column table:style-name="co12" table:number-columns-repeated="1010" table:default-cell-style-name="ce124"/>
        <table:table-row table:style-name="ro3">
          <table:table-cell table:style-name="ce122" office:value-type="string" calcext:value-type="string">
            <text:p>file</text:p>
          </table:table-cell>
          <table:table-cell table:style-name="ce125" office:value-type="string" calcext:value-type="string">
            <text:p>timing</text:p>
          </table:table-cell>
          <table:table-cell table:style-name="ce125" office:value-type="string" calcext:value-type="string">
            <text:p>magical</text:p>
          </table:table-cell>
          <table:table-cell table:style-name="ce125" office:value-type="string" calcext:value-type="string">
            <text:p>power</text:p>
          </table:table-cell>
          <table:table-cell table:style-name="ce125" office:value-type="string" calcext:value-type="string">
            <text:p>speed</text:p>
          </table:table-cell>
          <table:table-cell table:style-name="ce125" office:value-type="string" calcext:value-type="string">
            <text:p>weight</text:p>
          </table:table-cell>
          <table:table-cell table:style-name="ce125" office:value-type="string" calcext:value-type="string">
            <text:p>thac0</text:p>
          </table:table-cell>
          <table:table-cell table:style-name="ce125" office:value-type="string" calcext:value-type="string">
            <text:p>lore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prof</text:p>
          </table:table-cell>
          <table:table-cell table:style-name="ce125" office:value-type="string" calcext:value-type="string">
            <text:p>enchantment</text:p>
          </table:table-cell>
          <table:table-cell table:style-name="ce125" office:value-type="string" calcext:value-type="string">
            <text:p>dispellable</text:p>
          </table:table-cell>
          <table:table-cell table:style-name="ce125" office:value-type="string" calcext:value-type="string">
            <text:p>range</text:p>
          </table:table-cell>
          <table:table-cell table:style-name="ce122" office:value-type="string" calcext:value-type="string">
            <text:p>notes</text:p>
          </table:table-cell>
          <table:table-cell table:style-name="ce128" table:number-columns-repeated="1010"/>
        </table:table-row>
        <table:table-row table:style-name="ro3">
          <table:table-cell table:style-name="ce123" office:value-type="string" calcext:value-type="string">
            <text:p>dobone</text:p>
          </table:table-cell>
          <table:table-cell table:number-columns-repeated="3" table:style-name="ce126" office:value-type="string" calcext:value-type="string">
            <text:p>null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8" table:style-name="ce126" office:value-type="string" calcext:value-type="string">
            <text:p>null</text:p>
          </table:table-cell>
          <table:table-cell table:style-name="ce123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123" office:value-type="string" calcext:value-type="string">
            <text:p>elemchan</text:p>
          </table:table-cell>
          <table:table-cell table:number-columns-repeated="9" table:style-name="ce126" office:value-type="string" calcext:value-type="string">
            <text:p>null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null</text:p>
          </table:table-cell>
          <table:table-cell table:style-name="ce1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23" office:value-type="string" calcext:value-type="string">
            <text:p>elemsunn</text:p>
          </table:table-cell>
          <table:table-cell table:number-columns-repeated="9" table:style-name="ce126" office:value-type="string" calcext:value-type="string">
            <text:p>null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null</text:p>
          </table:table-cell>
          <table:table-cell table:style-name="ce1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23" office:value-type="string" calcext:value-type="string">
            <text:p>elemzaam</text:p>
          </table:table-cell>
          <table:table-cell table:number-columns-repeated="9" table:style-name="ce126" office:value-type="string" calcext:value-type="string">
            <text:p>null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null</text:p>
          </table:table-cell>
          <table:table-cell table:style-name="ce1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123" office:value-type="string" calcext:value-type="string">
            <text:p>shamme1</text:p>
          </table:table-cell>
          <table:table-cell table:number-columns-repeated="3" table:style-name="ce126" office:value-type="string" calcext:value-type="string">
            <text:p>null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8" table:style-name="ce126" office:value-type="string" calcext:value-type="string">
            <text:p>null</text:p>
          </table:table-cell>
          <table:table-cell table:style-name="ce123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123" office:value-type="string" calcext:value-type="string">
            <text:p>shamme3</text:p>
          </table:table-cell>
          <table:table-cell table:number-columns-repeated="3" table:style-name="ce126" office:value-type="string" calcext:value-type="string">
            <text:p>null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8" table:style-name="ce126" office:value-type="string" calcext:value-type="string">
            <text:p>null</text:p>
          </table:table-cell>
          <table:table-cell table:style-name="ce123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:.$A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61"/>
        </table:table-row>
      </table:table>
      <table:table table:name="iwd spell" table:style-name="ta1">
        <table:table-column table:style-name="co35" table:default-cell-style-name="ce129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59"/>
        <table:table-column table:style-name="co12" table:number-columns-repeated="1011" table:default-cell-style-name="ce59"/>
        <table:table-row table:style-name="ro3">
          <table:table-cell table:style-name="ce62" office:value-type="string" calcext:value-type="string">
            <text:p>file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resist_dispel</text:p>
          </table:table-cell>
          <table:table-cell table:style-name="ce66" office:value-type="string" calcext:value-type="string">
            <text:p>stack</text:p>
          </table:table-cell>
          <table:table-cell table:style-name="ce66" office:value-type="string" calcext:value-type="string">
            <text:p>level</text:p>
          </table:table-cell>
          <table:table-cell table:style-name="ce66" office:value-type="string" calcext:value-type="string">
            <text:p>wild_magic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range</text:p>
          </table:table-cell>
          <table:table-cell table:style-name="ce66" office:value-type="string" calcext:value-type="string">
            <text:p>animation</text:p>
          </table:table-cell>
          <table:table-cell table:style-name="ce66" office:value-type="string" calcext:value-type="string">
            <text:p>school</text:p>
          </table:table-cell>
          <table:table-cell table:style-name="ce66" office:value-type="string" calcext:value-type="string">
            <text:p>secondary</text:p>
          </table:table-cell>
          <table:table-cell table:style-name="ce66" office:value-type="string" calcext:value-type="string">
            <text:p>type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:.A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6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Default"/>
        <table:table-column table:style-name="co11" table:default-cell-style-name="ce52"/>
        <table:table-column table:style-name="co12" table:number-columns-repeated="1013" table:default-cell-style-name="ce52"/>
        <table:table-row table:style-name="ro1">
          <table:table-cell table:style-name="ce47" office:value-type="string" calcext:value-type="string">
            <text:p>file</text:p>
          </table:table-cell>
          <table:table-cell table:style-name="ce49" office:value-type="string" calcext:value-type="string">
            <text:p>race</text:p>
          </table:table-cell>
          <table:table-cell table:style-name="ce49" office:value-type="string" calcext:value-type="string">
            <text:p>class</text:p>
          </table:table-cell>
          <table:table-cell table:style-name="ce49" office:value-type="string" calcext:value-type="string">
            <text:p>general</text:p>
          </table:table-cell>
          <table:table-cell table:style-name="ce49" office:value-type="string" calcext:value-type="string">
            <text:p>sex</text:p>
          </table:table-cell>
          <table:table-cell table:style-name="ce49" office:value-type="string" calcext:value-type="string">
            <text:p>gender</text:p>
          </table:table-cell>
          <table:table-cell table:style-name="ce49" office:value-type="string" calcext:value-type="string">
            <text:p>animation</text:p>
          </table:table-cell>
          <table:table-cell table:style-name="ce49" office:value-type="string" calcext:value-type="string">
            <text:p>dv</text:p>
          </table:table-cell>
          <table:table-cell table:style-name="ce49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1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33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5" table:default-cell-style-name="ce136"/>
        <table:table-column table:style-name="co18" table:default-cell-style-name="ce136"/>
        <table:table-column table:style-name="co19" table:default-cell-style-name="ce136"/>
        <table:table-column table:style-name="co5" table:default-cell-style-name="ce136"/>
        <table:table-column table:style-name="co2" table:default-cell-style-name="ce136"/>
        <table:table-column table:style-name="co20" table:default-cell-style-name="ce136"/>
        <table:table-column table:style-name="co21" table:default-cell-style-name="ce136"/>
        <table:table-column table:style-name="co8" table:default-cell-style-name="ce136"/>
        <table:table-column table:style-name="co36" table:default-cell-style-name="ce136"/>
        <table:table-column table:style-name="co23" table:default-cell-style-name="ce133"/>
        <table:table-column table:style-name="co12" table:number-columns-repeated="1010" table:default-cell-style-name="ce133"/>
        <table:table-row table:style-name="ro3">
          <table:table-cell table:style-name="ce131" office:value-type="string" calcext:value-type="string">
            <text:p>file</text:p>
          </table:table-cell>
          <table:table-cell table:style-name="ce134" office:value-type="string" calcext:value-type="string">
            <text:p>timing</text:p>
          </table:table-cell>
          <table:table-cell table:style-name="ce134" office:value-type="string" calcext:value-type="string">
            <text:p>magical</text:p>
          </table:table-cell>
          <table:table-cell table:style-name="ce134" office:value-type="string" calcext:value-type="string">
            <text:p>power</text:p>
          </table:table-cell>
          <table:table-cell table:style-name="ce134" office:value-type="string" calcext:value-type="string">
            <text:p>speed</text:p>
          </table:table-cell>
          <table:table-cell table:style-name="ce134" office:value-type="string" calcext:value-type="string">
            <text:p>weight</text:p>
          </table:table-cell>
          <table:table-cell table:style-name="ce134" office:value-type="string" calcext:value-type="string">
            <text:p>thac0</text:p>
          </table:table-cell>
          <table:table-cell table:style-name="ce134" office:value-type="string" calcext:value-type="string">
            <text:p>lore</text:p>
          </table:table-cell>
          <table:table-cell table:style-name="ce134" office:value-type="string" calcext:value-type="string">
            <text:p>type</text:p>
          </table:table-cell>
          <table:table-cell table:style-name="ce134" office:value-type="string" calcext:value-type="string">
            <text:p>prof</text:p>
          </table:table-cell>
          <table:table-cell table:style-name="ce134" office:value-type="string" calcext:value-type="string">
            <text:p>enchantment</text:p>
          </table:table-cell>
          <table:table-cell table:style-name="ce134" office:value-type="string" calcext:value-type="string">
            <text:p>dispellable</text:p>
          </table:table-cell>
          <table:table-cell table:style-name="ce134" office:value-type="string" calcext:value-type="string">
            <text:p>range</text:p>
          </table:table-cell>
          <table:table-cell table:style-name="ce131" office:value-type="string" calcext:value-type="string">
            <text:p>notes</text:p>
          </table:table-cell>
          <table:table-cell table:style-name="ce137" table:number-columns-repeated="1010"/>
        </table:table-row>
        <table:table-row table:style-name="ro3" table:number-rows-repeated="62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:.$A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1"/>
        </table:table-row>
      </table:table>
      <table:table table:name="pst spell" table:style-name="ta1">
        <table:table-column table:style-name="co37" table:default-cell-style-name="ce138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59"/>
        <table:table-column table:style-name="co12" table:number-columns-repeated="1011" table:default-cell-style-name="ce59"/>
        <table:table-row table:style-name="ro3">
          <table:table-cell table:style-name="ce62" office:value-type="string" calcext:value-type="string">
            <text:p>file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resist_dispel</text:p>
          </table:table-cell>
          <table:table-cell table:style-name="ce66" office:value-type="string" calcext:value-type="string">
            <text:p>stack</text:p>
          </table:table-cell>
          <table:table-cell table:style-name="ce66" office:value-type="string" calcext:value-type="string">
            <text:p>level</text:p>
          </table:table-cell>
          <table:table-cell table:style-name="ce66" office:value-type="string" calcext:value-type="string">
            <text:p>wild_magic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range</text:p>
          </table:table-cell>
          <table:table-cell table:style-name="ce66" office:value-type="string" calcext:value-type="string">
            <text:p>animation</text:p>
          </table:table-cell>
          <table:table-cell table:style-name="ce66" office:value-type="string" calcext:value-type="string">
            <text:p>school</text:p>
          </table:table-cell>
          <table:table-cell table:style-name="ce66" office:value-type="string" calcext:value-type="string">
            <text:p>secondary</text:p>
          </table:table-cell>
          <table:table-cell table:style-name="ce66" office:value-type="string" calcext:value-type="string">
            <text:p>type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:.A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6:42:50.8160154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6:41:52.230624950</dc:date>
    <meta:editing-duration>P5DT7H15M52S</meta:editing-duration>
    <meta:editing-cycles>142</meta:editing-cycles>
    <meta:generator>LibreOffice/25.2.7.2$Linux_X86_64 LibreOffice_project/520$Build-2</meta:generator>
    <meta:document-statistic meta:table-count="24" meta:cell-count="6743" meta:object-count="0"/>
  </office:meta>
</office:document-meta>
</file>